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3mm"/>
    </style:style>
    <style:style style:name="co2" style:family="table-column">
      <style:table-column-properties fo:break-before="auto" style:column-width="13.56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49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formula="of:=SUM([.B2:.B327])"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IFERROR(NUMBERVALUE([.A3]);-1)&gt;0;[.D2];IF(IFERROR(SEARCH([.A3];[.D2]);0)&gt;0;[.D2];CONCATENATE([.D2];[.A3])))" office:value-type="string" office:string-value="d" calcext:value-type="string">
            <text:p>d</text:p>
          </table:table-cell>
          <table:table-cell table:formula="of:=LEN([.D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ne</text:p>
          </table:table-cell>
          <table:table-cell table:formula="of:=IF(IFERROR(NUMBERVALUE([.A4]);-1)&gt;0;[.D3];IF(IFERROR(SEARCH([.A4];[.D3]);0)&gt;0;[.D3];CONCATENATE([.D3];[.A4])))" office:value-type="string" office:string-value="d" calcext:value-type="string">
            <text:p>d</text:p>
          </table:table-cell>
          <table:table-cell table:formula="of:=LEN([.D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5]);-1)&gt;0;[.D4];IF(IFERROR(SEARCH([.A5];[.D4]);0)&gt;0;[.D4];CONCATENATE([.D4];[.A5])))" office:value-type="string" office:string-value="d" calcext:value-type="string">
            <text:p>d</text:p>
          </table:table-cell>
          <table:table-cell table:formula="of:=LEN([.D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FERROR(NUMBERVALUE([.A6]);-1)&gt;0;[.D5];IF(IFERROR(SEARCH([.A6];[.D5]);0)&gt;0;[.D5];CONCATENATE([.D5];[.A6])))" office:value-type="string" office:string-value="d" calcext:value-type="string">
            <text:p>d</text:p>
          </table:table-cell>
          <table:table-cell table:formula="of:=LEN([.D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IFERROR(NUMBERVALUE([.A7]);-1)&gt;0;[.D6];IF(IFERROR(SEARCH([.A7];[.D6]);0)&gt;0;[.D6];CONCATENATE([.D6];[.A7])))" office:value-type="string" office:string-value="dy" calcext:value-type="string">
            <text:p>dy</text:p>
          </table:table-cell>
          <table:table-cell table:formula="of:=LEN([.D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IFERROR(NUMBERVALUE([.A8]);-1)&gt;0;[.D7];IF(IFERROR(SEARCH([.A8];[.D7]);0)&gt;0;[.D7];CONCATENATE([.D7];[.A8])))" office:value-type="string" office:string-value="dy" calcext:value-type="string">
            <text:p>dy</text:p>
          </table:table-cell>
          <table:table-cell table:formula="of:=LEN([.D8])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IFERROR(NUMBERVALUE([.A9]);-1)&gt;0;[.D8];IF(IFERROR(SEARCH([.A9];[.D8]);0)&gt;0;[.D8];CONCATENATE([.D8];[.A9])))" office:value-type="string" office:string-value="dyr" calcext:value-type="string">
            <text:p>dyr</text:p>
          </table:table-cell>
          <table:table-cell table:formula="of:=LEN([.D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IFERROR(NUMBERVALUE([.A10]);-1)&gt;0;[.D9];IF(IFERROR(SEARCH([.A10];[.D9]);0)&gt;0;[.D9];CONCATENATE([.D9];[.A10])))" office:value-type="string" office:string-value="dyrl" calcext:value-type="string">
            <text:p>dyrl</text:p>
          </table:table-cell>
          <table:table-cell table:formula="of:=LEN([.D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IFERROR(NUMBERVALUE([.A11]);-1)&gt;0;[.D10];IF(IFERROR(SEARCH([.A11];[.D10]);0)&gt;0;[.D10];CONCATENATE([.D10];[.A11])))" office:value-type="string" office:string-value="dyrl" calcext:value-type="string">
            <text:p>dyrl</text:p>
          </table:table-cell>
          <table:table-cell table:formula="of:=LEN([.D11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]);-1)&gt;0;[.D11];IF(IFERROR(SEARCH([.A12];[.D11]);0)&gt;0;[.D11];CONCATENATE([.D11];[.A12])))" office:value-type="string" office:string-value="dyrl" calcext:value-type="string">
            <text:p>dyrl</text:p>
          </table:table-cell>
          <table:table-cell table:formula="of:=LEN([.D12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]);-1)&gt;0;[.D12];IF(IFERROR(SEARCH([.A13];[.D12]);0)&gt;0;[.D12];CONCATENATE([.D12];[.A13])))" office:value-type="string" office:string-value="dyrl" calcext:value-type="string">
            <text:p>dyrl</text:p>
          </table:table-cell>
          <table:table-cell table:formula="of:=LEN([.D13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]);-1)&gt;0;[.D13];IF(IFERROR(SEARCH([.A14];[.D13]);0)&gt;0;[.D13];CONCATENATE([.D13];[.A14])))" office:value-type="string" office:string-value="dyrl" calcext:value-type="string">
            <text:p>dyrl</text:p>
          </table:table-cell>
          <table:table-cell table:formula="of:=LEN([.D1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IF(IFERROR(NUMBERVALUE([.A15]);-1)&gt;0;[.D14];IF(IFERROR(SEARCH([.A15];[.D14]);0)&gt;0;[.D14];CONCATENATE([.D14];[.A15])))" office:value-type="string" office:string-value="dyrlf" calcext:value-type="string">
            <text:p>dyrlf</text:p>
          </table:table-cell>
          <table:table-cell table:formula="of:=LEN([.D1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 : k, V, x, u, j, m</text:p>
          </table:table-cell>
          <table:table-cell table:formula="of:=IF(IFERROR(NUMBERVALUE([.A16]);-1)&gt;0;[.D15];IF(IFERROR(SEARCH([.A16];[.D15]);0)&gt;0;[.D15];CONCATENATE([.D15];[.A16])))" office:value-type="string" office:string-value="dyrlfi" calcext:value-type="string">
            <text:p>dyrlfi</text:p>
          </table:table-cell>
          <table:table-cell table:formula="of:=LEN([.D1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FERROR(NUMBERVALUE([.A17]);-1)&gt;0;[.D16];IF(IFERROR(SEARCH([.A17];[.D16]);0)&gt;0;[.D16];CONCATENATE([.D16];[.A17])))" office:value-type="string" office:string-value="dyrlfi" calcext:value-type="string">
            <text:p>dyrlfi</text:p>
          </table:table-cell>
          <table:table-cell table:formula="of:=LEN([.D1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IF(IFERROR(NUMBERVALUE([.A18]);-1)&gt;0;[.D17];IF(IFERROR(SEARCH([.A18];[.D17]);0)&gt;0;[.D17];CONCATENATE([.D17];[.A18])))" office:value-type="string" office:string-value="dyrlfi" calcext:value-type="string">
            <text:p>dyrlfi</text:p>
          </table:table-cell>
          <table:table-cell table:formula="of:=LEN([.D18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]);-1)&gt;0;[.D18];IF(IFERROR(SEARCH([.A19];[.D18]);0)&gt;0;[.D18];CONCATENATE([.D18];[.A19])))" office:value-type="string" office:string-value="dyrlfi" calcext:value-type="string">
            <text:p>dyrlfi</text:p>
          </table:table-cell>
          <table:table-cell table:formula="of:=LEN([.D19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]);-1)&gt;0;[.D19];IF(IFERROR(SEARCH([.A20];[.D19]);0)&gt;0;[.D19];CONCATENATE([.D19];[.A20])))" office:value-type="string" office:string-value="dyrlfi" calcext:value-type="string">
            <text:p>dyrlfi</text:p>
          </table:table-cell>
          <table:table-cell table:formula="of:=LEN([.D20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]);-1)&gt;0;[.D20];IF(IFERROR(SEARCH([.A21];[.D20]);0)&gt;0;[.D20];CONCATENATE([.D20];[.A21])))" office:value-type="string" office:string-value="dyrlfi" calcext:value-type="string">
            <text:p>dyrlfi</text:p>
          </table:table-cell>
          <table:table-cell table:formula="of:=LEN([.D2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sing Q, V</text:p>
          </table:table-cell>
          <table:table-cell table:formula="of:=IF(IFERROR(NUMBERVALUE([.A22]);-1)&gt;0;[.D21];IF(IFERROR(SEARCH([.A22];[.D21]);0)&gt;0;[.D21];CONCATENATE([.D21];[.A22])))" office:value-type="string" office:string-value="dyrlfi" calcext:value-type="string">
            <text:p>dyrlfi</text:p>
          </table:table-cell>
          <table:table-cell table:formula="of:=LEN([.D2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]);-1)&gt;0;[.D22];IF(IFERROR(SEARCH([.A23];[.D22]);0)&gt;0;[.D22];CONCATENATE([.D22];[.A23])))" office:value-type="string" office:string-value="dyrlfi" calcext:value-type="string">
            <text:p>dyrlfi</text:p>
          </table:table-cell>
          <table:table-cell table:formula="of:=LEN([.D2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formula="of:=IF(IFERROR(NUMBERVALUE([.A24]);-1)&gt;0;[.D23];IF(IFERROR(SEARCH([.A24];[.D23]);0)&gt;0;[.D23];CONCATENATE([.D23];[.A24])))" office:value-type="string" office:string-value="dyrlfi" calcext:value-type="string">
            <text:p>dyrlfi</text:p>
          </table:table-cell>
          <table:table-cell table:formula="of:=LEN([.D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IFERROR(NUMBERVALUE([.A25]);-1)&gt;0;[.D24];IF(IFERROR(SEARCH([.A25];[.D24]);0)&gt;0;[.D24];CONCATENATE([.D24];[.A25])))" office:value-type="string" office:string-value="dyrlfib" calcext:value-type="string">
            <text:p>dyrlfib</text:p>
          </table:table-cell>
          <table:table-cell table:formula="of:=LEN([.D2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IFERROR(NUMBERVALUE([.A26]);-1)&gt;0;[.D25];IF(IFERROR(SEARCH([.A26];[.D25]);0)&gt;0;[.D25];CONCATENATE([.D25];[.A26])))" office:value-type="string" office:string-value="dyrlfib" calcext:value-type="string">
            <text:p>dyrlfib</text:p>
          </table:table-cell>
          <table:table-cell table:formula="of:=LEN([.D2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IFERROR(NUMBERVALUE([.A27]);-1)&gt;0;[.D26];IF(IFERROR(SEARCH([.A27];[.D26]);0)&gt;0;[.D26];CONCATENATE([.D26];[.A27])))" office:value-type="string" office:string-value="dyrlfib" calcext:value-type="string">
            <text:p>dyrlfib</text:p>
          </table:table-cell>
          <table:table-cell table:formula="of:=LEN([.D2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IFERROR(NUMBERVALUE([.A28]);-1)&gt;0;[.D27];IF(IFERROR(SEARCH([.A28];[.D27]);0)&gt;0;[.D27];CONCATENATE([.D27];[.A28])))" office:value-type="string" office:string-value="dyrlfib" calcext:value-type="string">
            <text:p>dyrlfib</text:p>
          </table:table-cell>
          <table:table-cell table:formula="of:=LEN([.D2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IFERROR(NUMBERVALUE([.A29]);-1)&gt;0;[.D28];IF(IFERROR(SEARCH([.A29];[.D28]);0)&gt;0;[.D28];CONCATENATE([.D28];[.A29])))" office:value-type="string" office:string-value="dyrlfib" calcext:value-type="string">
            <text:p>dyrlfib</text:p>
          </table:table-cell>
          <table:table-cell table:formula="of:=LEN([.D2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IFERROR(NUMBERVALUE([.A30]);-1)&gt;0;[.D29];IF(IFERROR(SEARCH([.A30];[.D29]);0)&gt;0;[.D29];CONCATENATE([.D29];[.A30])))" office:value-type="string" office:string-value="dyrlfibh" calcext:value-type="string">
            <text:p>dyrlfibh</text:p>
          </table:table-cell>
          <table:table-cell table:formula="of:=LEN([.D3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IFERROR(NUMBERVALUE([.A31]);-1)&gt;0;[.D30];IF(IFERROR(SEARCH([.A31];[.D30]);0)&gt;0;[.D30];CONCATENATE([.D30];[.A31])))" office:value-type="string" office:string-value="dyrlfibh" calcext:value-type="string">
            <text:p>dyrlfibh</text:p>
          </table:table-cell>
          <table:table-cell table:formula="of:=LEN([.D3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IFERROR(NUMBERVALUE([.A32]);-1)&gt;0;[.D31];IF(IFERROR(SEARCH([.A32];[.D31]);0)&gt;0;[.D31];CONCATENATE([.D31];[.A32])))" office:value-type="string" office:string-value="dyrlfibh" calcext:value-type="string">
            <text:p>dyrlfibh</text:p>
          </table:table-cell>
          <table:table-cell table:formula="of:=LEN([.D3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IFERROR(NUMBERVALUE([.A33]);-1)&gt;0;[.D32];IF(IFERROR(SEARCH([.A33];[.D32]);0)&gt;0;[.D32];CONCATENATE([.D32];[.A33])))" office:value-type="string" office:string-value="dyrlfibh" calcext:value-type="string">
            <text:p>dyrlfibh</text:p>
          </table:table-cell>
          <table:table-cell table:formula="of:=LEN([.D3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ne</text:p>
          </table:table-cell>
          <table:table-cell table:formula="of:=IF(IFERROR(NUMBERVALUE([.A34]);-1)&gt;0;[.D33];IF(IFERROR(SEARCH([.A34];[.D33]);0)&gt;0;[.D33];CONCATENATE([.D33];[.A34])))" office:value-type="string" office:string-value="dyrlfibh" calcext:value-type="string">
            <text:p>dyrlfibh</text:p>
          </table:table-cell>
          <table:table-cell table:formula="of:=LEN([.D34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35]);-1)&gt;0;[.D34];IF(IFERROR(SEARCH([.A35];[.D34]);0)&gt;0;[.D34];CONCATENATE([.D34];[.A35])))" office:value-type="string" office:string-value="dyrlfibh" calcext:value-type="string">
            <text:p>dyrlfibh</text:p>
          </table:table-cell>
          <table:table-cell table:formula="of:=LEN([.D3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FERROR(NUMBERVALUE([.A36]);-1)&gt;0;[.D35];IF(IFERROR(SEARCH([.A36];[.D35]);0)&gt;0;[.D35];CONCATENATE([.D35];[.A36])))" office:value-type="string" office:string-value="dyrlfibh" calcext:value-type="string">
            <text:p>dyrlfibh</text:p>
          </table:table-cell>
          <table:table-cell table:formula="of:=LEN([.D3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FERROR(NUMBERVALUE([.A37]);-1)&gt;0;[.D36];IF(IFERROR(SEARCH([.A37];[.D36]);0)&gt;0;[.D36];CONCATENATE([.D36];[.A37])))" office:value-type="string" office:string-value="dyrlfibhp" calcext:value-type="string">
            <text:p>dyrlfibhp</text:p>
          </table:table-cell>
          <table:table-cell table:formula="of:=LEN([.D3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IFERROR(NUMBERVALUE([.A38]);-1)&gt;0;[.D37];IF(IFERROR(SEARCH([.A38];[.D37]);0)&gt;0;[.D37];CONCATENATE([.D37];[.A38])))" office:value-type="string" office:string-value="dyrlfibhp" calcext:value-type="string">
            <text:p>dyrlfibhp</text:p>
          </table:table-cell>
          <table:table-cell table:formula="of:=LEN([.D3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FERROR(NUMBERVALUE([.A39]);-1)&gt;0;[.D38];IF(IFERROR(SEARCH([.A39];[.D38]);0)&gt;0;[.D38];CONCATENATE([.D38];[.A39])))" office:value-type="string" office:string-value="dyrlfibhpg" calcext:value-type="string">
            <text:p>dyrlfibhpg</text:p>
          </table:table-cell>
          <table:table-cell table:formula="of:=LEN([.D3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IFERROR(NUMBERVALUE([.A40]);-1)&gt;0;[.D39];IF(IFERROR(SEARCH([.A40];[.D39]);0)&gt;0;[.D39];CONCATENATE([.D39];[.A40])))" office:value-type="string" office:string-value="dyrlfibhpge" calcext:value-type="string">
            <text:p>dyrlfibhpge</text:p>
          </table:table-cell>
          <table:table-cell table:formula="of:=LEN([.D4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IFERROR(NUMBERVALUE([.A41]);-1)&gt;0;[.D40];IF(IFERROR(SEARCH([.A41];[.D40]);0)&gt;0;[.D40];CONCATENATE([.D40];[.A41])))" office:value-type="string" office:string-value="dyrlfibhpge" calcext:value-type="string">
            <text:p>dyrlfibhpge</text:p>
          </table:table-cell>
          <table:table-cell table:formula="of:=LEN([.D4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FERROR(NUMBERVALUE([.A42]);-1)&gt;0;[.D41];IF(IFERROR(SEARCH([.A42];[.D41]);0)&gt;0;[.D41];CONCATENATE([.D41];[.A42])))" office:value-type="string" office:string-value="dyrlfibhpge" calcext:value-type="string">
            <text:p>dyrlfibhpge</text:p>
          </table:table-cell>
          <table:table-cell table:formula="of:=LEN([.D42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IF(IFERROR(NUMBERVALUE([.A43]);-1)&gt;0;[.D42];IF(IFERROR(SEARCH([.A43];[.D42]);0)&gt;0;[.D42];CONCATENATE([.D42];[.A43])))" office:value-type="string" office:string-value="dyrlfibhpge" calcext:value-type="string">
            <text:p>dyrlfibhpge</text:p>
          </table:table-cell>
          <table:table-cell table:formula="of:=LEN([.D4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IFERROR(NUMBERVALUE([.A44]);-1)&gt;0;[.D43];IF(IFERROR(SEARCH([.A44];[.D43]);0)&gt;0;[.D43];CONCATENATE([.D43];[.A44])))" office:value-type="string" office:string-value="dyrlfibhpgeo" calcext:value-type="string">
            <text:p>dyrlfibhpgeo</text:p>
          </table:table-cell>
          <table:table-cell table:formula="of:=LEN([.D44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FERROR(NUMBERVALUE([.A45]);-1)&gt;0;[.D44];IF(IFERROR(SEARCH([.A45];[.D44]);0)&gt;0;[.D44];CONCATENATE([.D44];[.A45])))" office:value-type="string" office:string-value="dyrlfibhpgeoc" calcext:value-type="string">
            <text:p>dyrlfibhpgeoc</text:p>
          </table:table-cell>
          <table:table-cell table:formula="of:=LEN([.D45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IFERROR(NUMBERVALUE([.A46]);-1)&gt;0;[.D45];IF(IFERROR(SEARCH([.A46];[.D45]);0)&gt;0;[.D45];CONCATENATE([.D45];[.A46])))" office:value-type="string" office:string-value="dyrlfibhpgeoc" calcext:value-type="string">
            <text:p>dyrlfibhpgeoc</text:p>
          </table:table-cell>
          <table:table-cell table:formula="of:=LEN([.D46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IFERROR(NUMBERVALUE([.A47]);-1)&gt;0;[.D46];IF(IFERROR(SEARCH([.A47];[.D46]);0)&gt;0;[.D46];CONCATENATE([.D46];[.A47])))" office:value-type="string" office:string-value="dyrlfibhpgeoct" calcext:value-type="string">
            <text:p>dyrlfibhpgeoct</text:p>
          </table:table-cell>
          <table:table-cell table:formula="of:=LEN([.D4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IFERROR(NUMBERVALUE([.A48]);-1)&gt;0;[.D47];IF(IFERROR(SEARCH([.A48];[.D47]);0)&gt;0;[.D47];CONCATENATE([.D47];[.A48])))" office:value-type="string" office:string-value="dyrlfibhpgeoct" calcext:value-type="string">
            <text:p>dyrlfibhpgeoct</text:p>
          </table:table-cell>
          <table:table-cell table:formula="of:=LEN([.D4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IFERROR(NUMBERVALUE([.A49]);-1)&gt;0;[.D48];IF(IFERROR(SEARCH([.A49];[.D48]);0)&gt;0;[.D48];CONCATENATE([.D48];[.A49])))" office:value-type="string" office:string-value="dyrlfibhpgeoct" calcext:value-type="string">
            <text:p>dyrlfibhpgeoct</text:p>
          </table:table-cell>
          <table:table-cell table:formula="of:=LEN([.D4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formula="of:=IF(IFERROR(NUMBERVALUE([.A50]);-1)&gt;0;[.D49];IF(IFERROR(SEARCH([.A50];[.D49]);0)&gt;0;[.D49];CONCATENATE([.D49];[.A50])))" office:value-type="string" office:string-value="dyrlfibhpgeoct" calcext:value-type="string">
            <text:p>dyrlfibhpgeoct</text:p>
          </table:table-cell>
          <table:table-cell table:formula="of:=LEN([.D50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51]);-1)&gt;0;[.D50];IF(IFERROR(SEARCH([.A51];[.D50]);0)&gt;0;[.D50];CONCATENATE([.D50];[.A51])))" office:value-type="string" office:string-value="dyrlfibhpgeoct" calcext:value-type="string">
            <text:p>dyrlfibhpgeoct</text:p>
          </table:table-cell>
          <table:table-cell table:formula="of:=LEN([.D51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FERROR(NUMBERVALUE([.A52]);-1)&gt;0;[.D51];IF(IFERROR(SEARCH([.A52];[.D51]);0)&gt;0;[.D51];CONCATENATE([.D51];[.A52])))" office:value-type="string" office:string-value="dyrlfibhpgeoct" calcext:value-type="string">
            <text:p>dyrlfibhpgeoct</text:p>
          </table:table-cell>
          <table:table-cell table:formula="of:=LEN([.D52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IFERROR(NUMBERVALUE([.A53]);-1)&gt;0;[.D52];IF(IFERROR(SEARCH([.A53];[.D52]);0)&gt;0;[.D52];CONCATENATE([.D52];[.A53])))" office:value-type="string" office:string-value="dyrlfibhpgeoctn" calcext:value-type="string">
            <text:p>dyrlfibhpgeoctn</text:p>
          </table:table-cell>
          <table:table-cell table:formula="of:=LEN([.D5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IFERROR(NUMBERVALUE([.A54]);-1)&gt;0;[.D53];IF(IFERROR(SEARCH([.A54];[.D53]);0)&gt;0;[.D53];CONCATENATE([.D53];[.A54])))" office:value-type="string" office:string-value="dyrlfibhpgeoctn" calcext:value-type="string">
            <text:p>dyrlfibhpgeoctn</text:p>
          </table:table-cell>
          <table:table-cell table:formula="of:=LEN([.D5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IFERROR(NUMBERVALUE([.A55]);-1)&gt;0;[.D54];IF(IFERROR(SEARCH([.A55];[.D54]);0)&gt;0;[.D54];CONCATENATE([.D54];[.A55])))" office:value-type="string" office:string-value="dyrlfibhpgeoctn" calcext:value-type="string">
            <text:p>dyrlfibhpgeoctn</text:p>
          </table:table-cell>
          <table:table-cell table:formula="of:=LEN([.D5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IFERROR(NUMBERVALUE([.A56]);-1)&gt;0;[.D55];IF(IFERROR(SEARCH([.A56];[.D55]);0)&gt;0;[.D55];CONCATENATE([.D55];[.A56])))" office:value-type="string" office:string-value="dyrlfibhpgeoctn" calcext:value-type="string">
            <text:p>dyrlfibhpgeoctn</text:p>
          </table:table-cell>
          <table:table-cell table:formula="of:=LEN([.D5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IFERROR(NUMBERVALUE([.A57]);-1)&gt;0;[.D56];IF(IFERROR(SEARCH([.A57];[.D56]);0)&gt;0;[.D56];CONCATENATE([.D56];[.A57])))" office:value-type="string" office:string-value="dyrlfibhpgeoctns" calcext:value-type="string">
            <text:p>dyrlfibhpgeoctns</text:p>
          </table:table-cell>
          <table:table-cell table:formula="of:=LEN([.D57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IFERROR(NUMBERVALUE([.A58]);-1)&gt;0;[.D57];IF(IFERROR(SEARCH([.A58];[.D57]);0)&gt;0;[.D57];CONCATENATE([.D57];[.A58])))" office:value-type="string" office:string-value="dyrlfibhpgeoctns" calcext:value-type="string">
            <text:p>dyrlfibhpgeoctns</text:p>
          </table:table-cell>
          <table:table-cell table:formula="of:=LEN([.D5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IFERROR(NUMBERVALUE([.A59]);-1)&gt;0;[.D58];IF(IFERROR(SEARCH([.A59];[.D58]);0)&gt;0;[.D58];CONCATENATE([.D58];[.A59])))" office:value-type="string" office:string-value="dyrlfibhpgeoctns" calcext:value-type="string">
            <text:p>dyrlfibhpgeoctns</text:p>
          </table:table-cell>
          <table:table-cell table:formula="of:=LEN([.D59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IFERROR(NUMBERVALUE([.A60]);-1)&gt;0;[.D59];IF(IFERROR(SEARCH([.A60];[.D59]);0)&gt;0;[.D59];CONCATENATE([.D59];[.A60])))" office:value-type="string" office:string-value="dyrlfibhpgeoctns" calcext:value-type="string">
            <text:p>dyrlfibhpgeoctns</text:p>
          </table:table-cell>
          <table:table-cell table:formula="of:=LEN([.D60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IFERROR(NUMBERVALUE([.A61]);-1)&gt;0;[.D60];IF(IFERROR(SEARCH([.A61];[.D60]);0)&gt;0;[.D60];CONCATENATE([.D60];[.A61])))" office:value-type="string" office:string-value="dyrlfibhpgeoctns" calcext:value-type="string">
            <text:p>dyrlfibhpgeoctns</text:p>
          </table:table-cell>
          <table:table-cell table:formula="of:=LEN([.D61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IFERROR(NUMBERVALUE([.A62]);-1)&gt;0;[.D61];IF(IFERROR(SEARCH([.A62];[.D61]);0)&gt;0;[.D61];CONCATENATE([.D61];[.A62])))" office:value-type="string" office:string-value="dyrlfibhpgeoctnsq" calcext:value-type="string">
            <text:p>dyrlfibhpgeoctnsq</text:p>
          </table:table-cell>
          <table:table-cell table:formula="of:=LEN([.D62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IFERROR(NUMBERVALUE([.A63]);-1)&gt;0;[.D62];IF(IFERROR(SEARCH([.A63];[.D62]);0)&gt;0;[.D62];CONCATENATE([.D62];[.A63])))" office:value-type="string" office:string-value="dyrlfibhpgeoctnsqa" calcext:value-type="string">
            <text:p>dyrlfibhpgeoctnsqa</text:p>
          </table:table-cell>
          <table:table-cell table:formula="of:=LEN([.D63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FERROR(NUMBERVALUE([.A64]);-1)&gt;0;[.D63];IF(IFERROR(SEARCH([.A64];[.D63]);0)&gt;0;[.D63];CONCATENATE([.D63];[.A64])))" office:value-type="string" office:string-value="dyrlfibhpgeoctnsqav" calcext:value-type="string">
            <text:p>dyrlfibhpgeoctnsqav</text:p>
          </table:table-cell>
          <table:table-cell table:formula="of:=LEN([.D64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IFERROR(NUMBERVALUE([.A65]);-1)&gt;0;[.D64];IF(IFERROR(SEARCH([.A65];[.D64]);0)&gt;0;[.D64];CONCATENATE([.D64];[.A65])))" office:value-type="string" office:string-value="dyrlfibhpgeoctnsqavw" calcext:value-type="string">
            <text:p>dyrlfibhpgeoctnsqavw</text:p>
          </table:table-cell>
          <table:table-cell table:formula="of:=LEN([.D65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IFERROR(NUMBERVALUE([.A66]);-1)&gt;0;[.D65];IF(IFERROR(SEARCH([.A66];[.D65]);0)&gt;0;[.D65];CONCATENATE([.D65];[.A66])))" office:value-type="string" office:string-value="dyrlfibhpgeoctnsqavw" calcext:value-type="string">
            <text:p>dyrlfibhpgeoctnsqavw</text:p>
          </table:table-cell>
          <table:table-cell table:formula="of:=LEN([.D66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IFERROR(NUMBERVALUE([.A67]);-1)&gt;0;[.D66];IF(IFERROR(SEARCH([.A67];[.D66]);0)&gt;0;[.D66];CONCATENATE([.D66];[.A67])))" office:value-type="string" office:string-value="dyrlfibhpgeoctnsqavw" calcext:value-type="string">
            <text:p>dyrlfibhpgeoctnsqavw</text:p>
          </table:table-cell>
          <table:table-cell table:formula="of:=LEN([.D6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IFERROR(NUMBERVALUE([.A68]);-1)&gt;0;[.D67];IF(IFERROR(SEARCH([.A68];[.D67]);0)&gt;0;[.D67];CONCATENATE([.D67];[.A68])))" office:value-type="string" office:string-value="dyrlfibhpgeoctnsqavw" calcext:value-type="string">
            <text:p>dyrlfibhpgeoctnsqavw</text:p>
          </table:table-cell>
          <table:table-cell table:formula="of:=LEN([.D6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IFERROR(NUMBERVALUE([.A69]);-1)&gt;0;[.D68];IF(IFERROR(SEARCH([.A69];[.D68]);0)&gt;0;[.D68];CONCATENATE([.D68];[.A69])))" office:value-type="string" office:string-value="dyrlfibhpgeoctnsqavw" calcext:value-type="string">
            <text:p>dyrlfibhpgeoctnsqavw</text:p>
          </table:table-cell>
          <table:table-cell table:formula="of:=LEN([.D6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IFERROR(NUMBERVALUE([.A70]);-1)&gt;0;[.D69];IF(IFERROR(SEARCH([.A70];[.D69]);0)&gt;0;[.D69];CONCATENATE([.D69];[.A70])))" office:value-type="string" office:string-value="dyrlfibhpgeoctnsqavw" calcext:value-type="string">
            <text:p>dyrlfibhpgeoctnsqavw</text:p>
          </table:table-cell>
          <table:table-cell table:formula="of:=LEN([.D70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IFERROR(NUMBERVALUE([.A71]);-1)&gt;0;[.D70];IF(IFERROR(SEARCH([.A71];[.D70]);0)&gt;0;[.D70];CONCATENATE([.D70];[.A71])))" office:value-type="string" office:string-value="dyrlfibhpgeoctnsqavw" calcext:value-type="string">
            <text:p>dyrlfibhpgeoctnsqavw</text:p>
          </table:table-cell>
          <table:table-cell table:formula="of:=LEN([.D7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IFERROR(NUMBERVALUE([.A72]);-1)&gt;0;[.D71];IF(IFERROR(SEARCH([.A72];[.D71]);0)&gt;0;[.D71];CONCATENATE([.D71];[.A72])))" office:value-type="string" office:string-value="dyrlfibhpgeoctnsqavw" calcext:value-type="string">
            <text:p>dyrlfibhpgeoctnsqavw</text:p>
          </table:table-cell>
          <table:table-cell table:formula="of:=LEN([.D72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IFERROR(NUMBERVALUE([.A73]);-1)&gt;0;[.D72];IF(IFERROR(SEARCH([.A73];[.D72]);0)&gt;0;[.D72];CONCATENATE([.D72];[.A73])))" office:value-type="string" office:string-value="dyrlfibhpgeoctnsqavw" calcext:value-type="string">
            <text:p>dyrlfibhpgeoctnsqavw</text:p>
          </table:table-cell>
          <table:table-cell table:formula="of:=LEN([.D7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ne</text:p>
          </table:table-cell>
          <table:table-cell table:formula="of:=IF(IFERROR(NUMBERVALUE([.A74]);-1)&gt;0;[.D73];IF(IFERROR(SEARCH([.A74];[.D73]);0)&gt;0;[.D73];CONCATENATE([.D73];[.A74])))" office:value-type="string" office:string-value="dyrlfibhpgeoctnsqavw" calcext:value-type="string">
            <text:p>dyrlfibhpgeoctnsqavw</text:p>
          </table:table-cell>
          <table:table-cell table:formula="of:=LEN([.D74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75]);-1)&gt;0;[.D74];IF(IFERROR(SEARCH([.A75];[.D74]);0)&gt;0;[.D74];CONCATENATE([.D74];[.A75])))" office:value-type="string" office:string-value="dyrlfibhpgeoctnsqavw" calcext:value-type="string">
            <text:p>dyrlfibhpgeoctnsqavw</text:p>
          </table:table-cell>
          <table:table-cell table:formula="of:=LEN([.D75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76]);-1)&gt;0;[.D75];IF(IFERROR(SEARCH([.A76];[.D75]);0)&gt;0;[.D75];CONCATENATE([.D75];[.A76])))" office:value-type="string" office:string-value="dyrlfibhpgeoctnsqavw" calcext:value-type="string">
            <text:p>dyrlfibhpgeoctnsqavw</text:p>
          </table:table-cell>
          <table:table-cell table:formula="of:=LEN([.D76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77]);-1)&gt;0;[.D76];IF(IFERROR(SEARCH([.A77];[.D76]);0)&gt;0;[.D76];CONCATENATE([.D76];[.A77])))" office:value-type="string" office:string-value="dyrlfibhpgeoctnsqavw" calcext:value-type="string">
            <text:p>dyrlfibhpgeoctnsqavw</text:p>
          </table:table-cell>
          <table:table-cell table:formula="of:=LEN([.D77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78]);-1)&gt;0;[.D77];IF(IFERROR(SEARCH([.A78];[.D77]);0)&gt;0;[.D77];CONCATENATE([.D77];[.A78])))" office:value-type="string" office:string-value="dyrlfibhpgeoctnsqavw" calcext:value-type="string">
            <text:p>dyrlfibhpgeoctnsqavw</text:p>
          </table:table-cell>
          <table:table-cell table:formula="of:=LEN([.D78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79]);-1)&gt;0;[.D78];IF(IFERROR(SEARCH([.A79];[.D78]);0)&gt;0;[.D78];CONCATENATE([.D78];[.A79])))" office:value-type="string" office:string-value="dyrlfibhpgeoctnsqavw" calcext:value-type="string">
            <text:p>dyrlfibhpgeoctnsqavw</text:p>
          </table:table-cell>
          <table:table-cell table:formula="of:=LEN([.D7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FERROR(NUMBERVALUE([.A80]);-1)&gt;0;[.D79];IF(IFERROR(SEARCH([.A80];[.D79]);0)&gt;0;[.D79];CONCATENATE([.D79];[.A80])))" office:value-type="string" office:string-value="dyrlfibhpgeoctnsqavw" calcext:value-type="string">
            <text:p>dyrlfibhpgeoctnsqavw</text:p>
          </table:table-cell>
          <table:table-cell table:formula="of:=LEN([.D80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1]);-1)&gt;0;[.D80];IF(IFERROR(SEARCH([.A81];[.D80]);0)&gt;0;[.D80];CONCATENATE([.D80];[.A81])))" office:value-type="string" office:string-value="dyrlfibhpgeoctnsqavw" calcext:value-type="string">
            <text:p>dyrlfibhpgeoctnsqavw</text:p>
          </table:table-cell>
          <table:table-cell table:formula="of:=LEN([.D81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2]);-1)&gt;0;[.D81];IF(IFERROR(SEARCH([.A82];[.D81]);0)&gt;0;[.D81];CONCATENATE([.D81];[.A82])))" office:value-type="string" office:string-value="dyrlfibhpgeoctnsqavw" calcext:value-type="string">
            <text:p>dyrlfibhpgeoctnsqavw</text:p>
          </table:table-cell>
          <table:table-cell table:formula="of:=LEN([.D82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IFERROR(NUMBERVALUE([.A83]);-1)&gt;0;[.D82];IF(IFERROR(SEARCH([.A83];[.D82]);0)&gt;0;[.D82];CONCATENATE([.D82];[.A83])))" office:value-type="string" office:string-value="dyrlfibhpgeoctnsqavw" calcext:value-type="string">
            <text:p>dyrlfibhpgeoctnsqavw</text:p>
          </table:table-cell>
          <table:table-cell table:formula="of:=LEN([.D83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4]);-1)&gt;0;[.D83];IF(IFERROR(SEARCH([.A84];[.D83]);0)&gt;0;[.D83];CONCATENATE([.D83];[.A84])))" office:value-type="string" office:string-value="dyrlfibhpgeoctnsqavw" calcext:value-type="string">
            <text:p>dyrlfibhpgeoctnsqavw</text:p>
          </table:table-cell>
          <table:table-cell table:formula="of:=LEN([.D84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5]);-1)&gt;0;[.D84];IF(IFERROR(SEARCH([.A85];[.D84]);0)&gt;0;[.D84];CONCATENATE([.D84];[.A85])))" office:value-type="string" office:string-value="dyrlfibhpgeoctnsqavw" calcext:value-type="string">
            <text:p>dyrlfibhpgeoctnsqavw</text:p>
          </table:table-cell>
          <table:table-cell table:formula="of:=LEN([.D85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6]);-1)&gt;0;[.D85];IF(IFERROR(SEARCH([.A86];[.D85]);0)&gt;0;[.D85];CONCATENATE([.D85];[.A86])))" office:value-type="string" office:string-value="dyrlfibhpgeoctnsqavw" calcext:value-type="string">
            <text:p>dyrlfibhpgeoctnsqavw</text:p>
          </table:table-cell>
          <table:table-cell table:formula="of:=LEN([.D86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7]);-1)&gt;0;[.D86];IF(IFERROR(SEARCH([.A87];[.D86]);0)&gt;0;[.D86];CONCATENATE([.D86];[.A87])))" office:value-type="string" office:string-value="dyrlfibhpgeoctnsqavw" calcext:value-type="string">
            <text:p>dyrlfibhpgeoctnsqavw</text:p>
          </table:table-cell>
          <table:table-cell table:formula="of:=LEN([.D87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88]);-1)&gt;0;[.D87];IF(IFERROR(SEARCH([.A88];[.D87]);0)&gt;0;[.D87];CONCATENATE([.D87];[.A88])))" office:value-type="string" office:string-value="dyrlfibhpgeoctnsqavw" calcext:value-type="string">
            <text:p>dyrlfibhpgeoctnsqavw</text:p>
          </table:table-cell>
          <table:table-cell table:formula="of:=LEN([.D88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IF(IFERROR(NUMBERVALUE([.A89]);-1)&gt;0;[.D88];IF(IFERROR(SEARCH([.A89];[.D88]);0)&gt;0;[.D88];CONCATENATE([.D88];[.A89])))" office:value-type="string" office:string-value="dyrlfibhpgeoctnsqavw" calcext:value-type="string">
            <text:p>dyrlfibhpgeoctnsqavw</text:p>
          </table:table-cell>
          <table:table-cell table:formula="of:=LEN([.D8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IFERROR(NUMBERVALUE([.A90]);-1)&gt;0;[.D89];IF(IFERROR(SEARCH([.A90];[.D89]);0)&gt;0;[.D89];CONCATENATE([.D89];[.A90])))" office:value-type="string" office:string-value="dyrlfibhpgeoctnsqavw" calcext:value-type="string">
            <text:p>dyrlfibhpgeoctnsqavw</text:p>
          </table:table-cell>
          <table:table-cell table:formula="of:=LEN([.D90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IFERROR(NUMBERVALUE([.A91]);-1)&gt;0;[.D90];IF(IFERROR(SEARCH([.A91];[.D90]);0)&gt;0;[.D90];CONCATENATE([.D90];[.A91])))" office:value-type="string" office:string-value="dyrlfibhpgeoctnsqavw" calcext:value-type="string">
            <text:p>dyrlfibhpgeoctnsqavw</text:p>
          </table:table-cell>
          <table:table-cell table:formula="of:=LEN([.D91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IFERROR(NUMBERVALUE([.A92]);-1)&gt;0;[.D91];IF(IFERROR(SEARCH([.A92];[.D91]);0)&gt;0;[.D91];CONCATENATE([.D91];[.A92])))" office:value-type="string" office:string-value="dyrlfibhpgeoctnsqavwk" calcext:value-type="string">
            <text:p>dyrlfibhpgeoctnsqavwk</text:p>
          </table:table-cell>
          <table:table-cell table:formula="of:=LEN([.D92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IFERROR(NUMBERVALUE([.A93]);-1)&gt;0;[.D92];IF(IFERROR(SEARCH([.A93];[.D92]);0)&gt;0;[.D92];CONCATENATE([.D92];[.A93])))" office:value-type="string" office:string-value="dyrlfibhpgeoctnsqavwk" calcext:value-type="string">
            <text:p>dyrlfibhpgeoctnsqavwk</text:p>
          </table:table-cell>
          <table:table-cell table:formula="of:=LEN([.D93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IFERROR(NUMBERVALUE([.A94]);-1)&gt;0;[.D93];IF(IFERROR(SEARCH([.A94];[.D93]);0)&gt;0;[.D93];CONCATENATE([.D93];[.A94])))" office:value-type="string" office:string-value="dyrlfibhpgeoctnsqavwkx" calcext:value-type="string">
            <text:p>dyrlfibhpgeoctnsqavwkx</text:p>
          </table:table-cell>
          <table:table-cell table:formula="of:=LEN([.D94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IFERROR(NUMBERVALUE([.A95]);-1)&gt;0;[.D94];IF(IFERROR(SEARCH([.A95];[.D94]);0)&gt;0;[.D94];CONCATENATE([.D94];[.A95])))" office:value-type="string" office:string-value="dyrlfibhpgeoctnsqavwkxz" calcext:value-type="string">
            <text:p>dyrlfibhpgeoctnsqavwkxz</text:p>
          </table:table-cell>
          <table:table-cell table:formula="of:=LEN([.D95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IFERROR(NUMBERVALUE([.A96]);-1)&gt;0;[.D95];IF(IFERROR(SEARCH([.A96];[.D95]);0)&gt;0;[.D95];CONCATENATE([.D95];[.A96])))" office:value-type="string" office:string-value="dyrlfibhpgeoctnsqavwkxz" calcext:value-type="string">
            <text:p>dyrlfibhpgeoctnsqavwkxz</text:p>
          </table:table-cell>
          <table:table-cell table:formula="of:=LEN([.D96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FERROR(NUMBERVALUE([.A97]);-1)&gt;0;[.D96];IF(IFERROR(SEARCH([.A97];[.D96]);0)&gt;0;[.D96];CONCATENATE([.D96];[.A97])))" office:value-type="string" office:string-value="dyrlfibhpgeoctnsqavwkxzu" calcext:value-type="string">
            <text:p>dyrlfibhpgeoctnsqavwkxzu</text:p>
          </table:table-cell>
          <table:table-cell table:formula="of:=LEN([.D9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FERROR(NUMBERVALUE([.A98]);-1)&gt;0;[.D97];IF(IFERROR(SEARCH([.A98];[.D97]);0)&gt;0;[.D97];CONCATENATE([.D97];[.A98])))" office:value-type="string" office:string-value="dyrlfibhpgeoctnsqavwkxzu" calcext:value-type="string">
            <text:p>dyrlfibhpgeoctnsqavwkxzu</text:p>
          </table:table-cell>
          <table:table-cell table:formula="of:=LEN([.D9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IFERROR(NUMBERVALUE([.A99]);-1)&gt;0;[.D98];IF(IFERROR(SEARCH([.A99];[.D98]);0)&gt;0;[.D98];CONCATENATE([.D98];[.A99])))" office:value-type="string" office:string-value="dyrlfibhpgeoctnsqavwkxzu" calcext:value-type="string">
            <text:p>dyrlfibhpgeoctnsqavwkxzu</text:p>
          </table:table-cell>
          <table:table-cell table:formula="of:=LEN([.D99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IFERROR(NUMBERVALUE([.A100]);-1)&gt;0;[.D99];IF(IFERROR(SEARCH([.A100];[.D99]);0)&gt;0;[.D99];CONCATENATE([.D99];[.A100])))" office:value-type="string" office:string-value="dyrlfibhpgeoctnsqavwkxzu" calcext:value-type="string">
            <text:p>dyrlfibhpgeoctnsqavwkxzu</text:p>
          </table:table-cell>
          <table:table-cell table:formula="of:=LEN([.D100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IFERROR(NUMBERVALUE([.A101]);-1)&gt;0;[.D100];IF(IFERROR(SEARCH([.A101];[.D100]);0)&gt;0;[.D100];CONCATENATE([.D100];[.A101])))" office:value-type="string" office:string-value="dyrlfibhpgeoctnsqavwkxzuj" calcext:value-type="string">
            <text:p>dyrlfibhpgeoctnsqavwkxzuj</text:p>
          </table:table-cell>
          <table:table-cell table:formula="of:=LEN([.D101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IFERROR(NUMBERVALUE([.A102]);-1)&gt;0;[.D101];IF(IFERROR(SEARCH([.A102];[.D101]);0)&gt;0;[.D101];CONCATENATE([.D101];[.A102])))" office:value-type="string" office:string-value="dyrlfibhpgeoctnsqavwkxzujm" calcext:value-type="string">
            <text:p>dyrlfibhpgeoctnsqavwkxzujm</text:p>
          </table:table-cell>
          <table:table-cell table:formula="of:=LEN([.D10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3]);-1)&gt;0;[.D102];IF(IFERROR(SEARCH([.A103];[.D102]);0)&gt;0;[.D102];CONCATENATE([.D102];[.A103])))" office:value-type="string" office:string-value="dyrlfibhpgeoctnsqavwkxzujm" calcext:value-type="string">
            <text:p>dyrlfibhpgeoctnsqavwkxzujm</text:p>
          </table:table-cell>
          <table:table-cell table:formula="of:=LEN([.D10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4]);-1)&gt;0;[.D103];IF(IFERROR(SEARCH([.A104];[.D103]);0)&gt;0;[.D103];CONCATENATE([.D103];[.A104])))" office:value-type="string" office:string-value="dyrlfibhpgeoctnsqavwkxzujm" calcext:value-type="string">
            <text:p>dyrlfibhpgeoctnsqavwkxzujm</text:p>
          </table:table-cell>
          <table:table-cell table:formula="of:=LEN([.D10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5]);-1)&gt;0;[.D104];IF(IFERROR(SEARCH([.A105];[.D104]);0)&gt;0;[.D104];CONCATENATE([.D104];[.A105])))" office:value-type="string" office:string-value="dyrlfibhpgeoctnsqavwkxzujm" calcext:value-type="string">
            <text:p>dyrlfibhpgeoctnsqavwkxzujm</text:p>
          </table:table-cell>
          <table:table-cell table:formula="of:=LEN([.D10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6]);-1)&gt;0;[.D105];IF(IFERROR(SEARCH([.A106];[.D105]);0)&gt;0;[.D105];CONCATENATE([.D105];[.A106])))" office:value-type="string" office:string-value="dyrlfibhpgeoctnsqavwkxzujm" calcext:value-type="string">
            <text:p>dyrlfibhpgeoctnsqavwkxzujm</text:p>
          </table:table-cell>
          <table:table-cell table:formula="of:=LEN([.D10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7]);-1)&gt;0;[.D106];IF(IFERROR(SEARCH([.A107];[.D106]);0)&gt;0;[.D106];CONCATENATE([.D106];[.A107])))" office:value-type="string" office:string-value="dyrlfibhpgeoctnsqavwkxzujm" calcext:value-type="string">
            <text:p>dyrlfibhpgeoctnsqavwkxzujm</text:p>
          </table:table-cell>
          <table:table-cell table:formula="of:=LEN([.D10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8]);-1)&gt;0;[.D107];IF(IFERROR(SEARCH([.A108];[.D107]);0)&gt;0;[.D107];CONCATENATE([.D107];[.A108])))" office:value-type="string" office:string-value="dyrlfibhpgeoctnsqavwkxzujm" calcext:value-type="string">
            <text:p>dyrlfibhpgeoctnsqavwkxzujm</text:p>
          </table:table-cell>
          <table:table-cell table:formula="of:=LEN([.D10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09]);-1)&gt;0;[.D108];IF(IFERROR(SEARCH([.A109];[.D108]);0)&gt;0;[.D108];CONCATENATE([.D108];[.A109])))" office:value-type="string" office:string-value="dyrlfibhpgeoctnsqavwkxzujm" calcext:value-type="string">
            <text:p>dyrlfibhpgeoctnsqavwkxzujm</text:p>
          </table:table-cell>
          <table:table-cell table:formula="of:=LEN([.D10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0]);-1)&gt;0;[.D109];IF(IFERROR(SEARCH([.A110];[.D109]);0)&gt;0;[.D109];CONCATENATE([.D109];[.A110])))" office:value-type="string" office:string-value="dyrlfibhpgeoctnsqavwkxzujm" calcext:value-type="string">
            <text:p>dyrlfibhpgeoctnsqavwkxzujm</text:p>
          </table:table-cell>
          <table:table-cell table:formula="of:=LEN([.D11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1]);-1)&gt;0;[.D110];IF(IFERROR(SEARCH([.A111];[.D110]);0)&gt;0;[.D110];CONCATENATE([.D110];[.A111])))" office:value-type="string" office:string-value="dyrlfibhpgeoctnsqavwkxzujm" calcext:value-type="string">
            <text:p>dyrlfibhpgeoctnsqavwkxzujm</text:p>
          </table:table-cell>
          <table:table-cell table:formula="of:=LEN([.D11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2]);-1)&gt;0;[.D111];IF(IFERROR(SEARCH([.A112];[.D111]);0)&gt;0;[.D111];CONCATENATE([.D111];[.A112])))" office:value-type="string" office:string-value="dyrlfibhpgeoctnsqavwkxzujm" calcext:value-type="string">
            <text:p>dyrlfibhpgeoctnsqavwkxzujm</text:p>
          </table:table-cell>
          <table:table-cell table:formula="of:=LEN([.D11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3]);-1)&gt;0;[.D112];IF(IFERROR(SEARCH([.A113];[.D112]);0)&gt;0;[.D112];CONCATENATE([.D112];[.A113])))" office:value-type="string" office:string-value="dyrlfibhpgeoctnsqavwkxzujm" calcext:value-type="string">
            <text:p>dyrlfibhpgeoctnsqavwkxzujm</text:p>
          </table:table-cell>
          <table:table-cell table:formula="of:=LEN([.D11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4]);-1)&gt;0;[.D113];IF(IFERROR(SEARCH([.A114];[.D113]);0)&gt;0;[.D113];CONCATENATE([.D113];[.A114])))" office:value-type="string" office:string-value="dyrlfibhpgeoctnsqavwkxzujm" calcext:value-type="string">
            <text:p>dyrlfibhpgeoctnsqavwkxzujm</text:p>
          </table:table-cell>
          <table:table-cell table:formula="of:=LEN([.D11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5]);-1)&gt;0;[.D114];IF(IFERROR(SEARCH([.A115];[.D114]);0)&gt;0;[.D114];CONCATENATE([.D114];[.A115])))" office:value-type="string" office:string-value="dyrlfibhpgeoctnsqavwkxzujm" calcext:value-type="string">
            <text:p>dyrlfibhpgeoctnsqavwkxzujm</text:p>
          </table:table-cell>
          <table:table-cell table:formula="of:=LEN([.D11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6]);-1)&gt;0;[.D115];IF(IFERROR(SEARCH([.A116];[.D115]);0)&gt;0;[.D115];CONCATENATE([.D115];[.A116])))" office:value-type="string" office:string-value="dyrlfibhpgeoctnsqavwkxzujm" calcext:value-type="string">
            <text:p>dyrlfibhpgeoctnsqavwkxzujm</text:p>
          </table:table-cell>
          <table:table-cell table:formula="of:=LEN([.D11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7]);-1)&gt;0;[.D116];IF(IFERROR(SEARCH([.A117];[.D116]);0)&gt;0;[.D116];CONCATENATE([.D116];[.A117])))" office:value-type="string" office:string-value="dyrlfibhpgeoctnsqavwkxzujm" calcext:value-type="string">
            <text:p>dyrlfibhpgeoctnsqavwkxzujm</text:p>
          </table:table-cell>
          <table:table-cell table:formula="of:=LEN([.D11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8]);-1)&gt;0;[.D117];IF(IFERROR(SEARCH([.A118];[.D117]);0)&gt;0;[.D117];CONCATENATE([.D117];[.A118])))" office:value-type="string" office:string-value="dyrlfibhpgeoctnsqavwkxzujm" calcext:value-type="string">
            <text:p>dyrlfibhpgeoctnsqavwkxzujm</text:p>
          </table:table-cell>
          <table:table-cell table:formula="of:=LEN([.D11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19]);-1)&gt;0;[.D118];IF(IFERROR(SEARCH([.A119];[.D118]);0)&gt;0;[.D118];CONCATENATE([.D118];[.A119])))" office:value-type="string" office:string-value="dyrlfibhpgeoctnsqavwkxzujm" calcext:value-type="string">
            <text:p>dyrlfibhpgeoctnsqavwkxzujm</text:p>
          </table:table-cell>
          <table:table-cell table:formula="of:=LEN([.D11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0]);-1)&gt;0;[.D119];IF(IFERROR(SEARCH([.A120];[.D119]);0)&gt;0;[.D119];CONCATENATE([.D119];[.A120])))" office:value-type="string" office:string-value="dyrlfibhpgeoctnsqavwkxzujm" calcext:value-type="string">
            <text:p>dyrlfibhpgeoctnsqavwkxzujm</text:p>
          </table:table-cell>
          <table:table-cell table:formula="of:=LEN([.D12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1]);-1)&gt;0;[.D120];IF(IFERROR(SEARCH([.A121];[.D120]);0)&gt;0;[.D120];CONCATENATE([.D120];[.A121])))" office:value-type="string" office:string-value="dyrlfibhpgeoctnsqavwkxzujm" calcext:value-type="string">
            <text:p>dyrlfibhpgeoctnsqavwkxzujm</text:p>
          </table:table-cell>
          <table:table-cell table:formula="of:=LEN([.D12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2]);-1)&gt;0;[.D121];IF(IFERROR(SEARCH([.A122];[.D121]);0)&gt;0;[.D121];CONCATENATE([.D121];[.A122])))" office:value-type="string" office:string-value="dyrlfibhpgeoctnsqavwkxzujm" calcext:value-type="string">
            <text:p>dyrlfibhpgeoctnsqavwkxzujm</text:p>
          </table:table-cell>
          <table:table-cell table:formula="of:=LEN([.D12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3]);-1)&gt;0;[.D122];IF(IFERROR(SEARCH([.A123];[.D122]);0)&gt;0;[.D122];CONCATENATE([.D122];[.A123])))" office:value-type="string" office:string-value="dyrlfibhpgeoctnsqavwkxzujm" calcext:value-type="string">
            <text:p>dyrlfibhpgeoctnsqavwkxzujm</text:p>
          </table:table-cell>
          <table:table-cell table:formula="of:=LEN([.D12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4]);-1)&gt;0;[.D123];IF(IFERROR(SEARCH([.A124];[.D123]);0)&gt;0;[.D123];CONCATENATE([.D123];[.A124])))" office:value-type="string" office:string-value="dyrlfibhpgeoctnsqavwkxzujm" calcext:value-type="string">
            <text:p>dyrlfibhpgeoctnsqavwkxzujm</text:p>
          </table:table-cell>
          <table:table-cell table:formula="of:=LEN([.D12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5]);-1)&gt;0;[.D124];IF(IFERROR(SEARCH([.A125];[.D124]);0)&gt;0;[.D124];CONCATENATE([.D124];[.A125])))" office:value-type="string" office:string-value="dyrlfibhpgeoctnsqavwkxzujm" calcext:value-type="string">
            <text:p>dyrlfibhpgeoctnsqavwkxzujm</text:p>
          </table:table-cell>
          <table:table-cell table:formula="of:=LEN([.D12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6]);-1)&gt;0;[.D125];IF(IFERROR(SEARCH([.A126];[.D125]);0)&gt;0;[.D125];CONCATENATE([.D125];[.A126])))" office:value-type="string" office:string-value="dyrlfibhpgeoctnsqavwkxzujm" calcext:value-type="string">
            <text:p>dyrlfibhpgeoctnsqavwkxzujm</text:p>
          </table:table-cell>
          <table:table-cell table:formula="of:=LEN([.D12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7]);-1)&gt;0;[.D126];IF(IFERROR(SEARCH([.A127];[.D126]);0)&gt;0;[.D126];CONCATENATE([.D126];[.A127])))" office:value-type="string" office:string-value="dyrlfibhpgeoctnsqavwkxzujm" calcext:value-type="string">
            <text:p>dyrlfibhpgeoctnsqavwkxzujm</text:p>
          </table:table-cell>
          <table:table-cell table:formula="of:=LEN([.D12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8]);-1)&gt;0;[.D127];IF(IFERROR(SEARCH([.A128];[.D127]);0)&gt;0;[.D127];CONCATENATE([.D127];[.A128])))" office:value-type="string" office:string-value="dyrlfibhpgeoctnsqavwkxzujm" calcext:value-type="string">
            <text:p>dyrlfibhpgeoctnsqavwkxzujm</text:p>
          </table:table-cell>
          <table:table-cell table:formula="of:=LEN([.D12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29]);-1)&gt;0;[.D128];IF(IFERROR(SEARCH([.A129];[.D128]);0)&gt;0;[.D128];CONCATENATE([.D128];[.A129])))" office:value-type="string" office:string-value="dyrlfibhpgeoctnsqavwkxzujm" calcext:value-type="string">
            <text:p>dyrlfibhpgeoctnsqavwkxzujm</text:p>
          </table:table-cell>
          <table:table-cell table:formula="of:=LEN([.D12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0]);-1)&gt;0;[.D129];IF(IFERROR(SEARCH([.A130];[.D129]);0)&gt;0;[.D129];CONCATENATE([.D129];[.A130])))" office:value-type="string" office:string-value="dyrlfibhpgeoctnsqavwkxzujm" calcext:value-type="string">
            <text:p>dyrlfibhpgeoctnsqavwkxzujm</text:p>
          </table:table-cell>
          <table:table-cell table:formula="of:=LEN([.D13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1]);-1)&gt;0;[.D130];IF(IFERROR(SEARCH([.A131];[.D130]);0)&gt;0;[.D130];CONCATENATE([.D130];[.A131])))" office:value-type="string" office:string-value="dyrlfibhpgeoctnsqavwkxzujm" calcext:value-type="string">
            <text:p>dyrlfibhpgeoctnsqavwkxzujm</text:p>
          </table:table-cell>
          <table:table-cell table:formula="of:=LEN([.D13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2]);-1)&gt;0;[.D131];IF(IFERROR(SEARCH([.A132];[.D131]);0)&gt;0;[.D131];CONCATENATE([.D131];[.A132])))" office:value-type="string" office:string-value="dyrlfibhpgeoctnsqavwkxzujm" calcext:value-type="string">
            <text:p>dyrlfibhpgeoctnsqavwkxzujm</text:p>
          </table:table-cell>
          <table:table-cell table:formula="of:=LEN([.D13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3]);-1)&gt;0;[.D132];IF(IFERROR(SEARCH([.A133];[.D132]);0)&gt;0;[.D132];CONCATENATE([.D132];[.A133])))" office:value-type="string" office:string-value="dyrlfibhpgeoctnsqavwkxzujm" calcext:value-type="string">
            <text:p>dyrlfibhpgeoctnsqavwkxzujm</text:p>
          </table:table-cell>
          <table:table-cell table:formula="of:=LEN([.D13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4]);-1)&gt;0;[.D133];IF(IFERROR(SEARCH([.A134];[.D133]);0)&gt;0;[.D133];CONCATENATE([.D133];[.A134])))" office:value-type="string" office:string-value="dyrlfibhpgeoctnsqavwkxzujm" calcext:value-type="string">
            <text:p>dyrlfibhpgeoctnsqavwkxzujm</text:p>
          </table:table-cell>
          <table:table-cell table:formula="of:=LEN([.D13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5]);-1)&gt;0;[.D134];IF(IFERROR(SEARCH([.A135];[.D134]);0)&gt;0;[.D134];CONCATENATE([.D134];[.A135])))" office:value-type="string" office:string-value="dyrlfibhpgeoctnsqavwkxzujm" calcext:value-type="string">
            <text:p>dyrlfibhpgeoctnsqavwkxzujm</text:p>
          </table:table-cell>
          <table:table-cell table:formula="of:=LEN([.D13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6]);-1)&gt;0;[.D135];IF(IFERROR(SEARCH([.A136];[.D135]);0)&gt;0;[.D135];CONCATENATE([.D135];[.A136])))" office:value-type="string" office:string-value="dyrlfibhpgeoctnsqavwkxzujm" calcext:value-type="string">
            <text:p>dyrlfibhpgeoctnsqavwkxzujm</text:p>
          </table:table-cell>
          <table:table-cell table:formula="of:=LEN([.D13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7]);-1)&gt;0;[.D136];IF(IFERROR(SEARCH([.A137];[.D136]);0)&gt;0;[.D136];CONCATENATE([.D136];[.A137])))" office:value-type="string" office:string-value="dyrlfibhpgeoctnsqavwkxzujm" calcext:value-type="string">
            <text:p>dyrlfibhpgeoctnsqavwkxzujm</text:p>
          </table:table-cell>
          <table:table-cell table:formula="of:=LEN([.D13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8]);-1)&gt;0;[.D137];IF(IFERROR(SEARCH([.A138];[.D137]);0)&gt;0;[.D137];CONCATENATE([.D137];[.A138])))" office:value-type="string" office:string-value="dyrlfibhpgeoctnsqavwkxzujm" calcext:value-type="string">
            <text:p>dyrlfibhpgeoctnsqavwkxzujm</text:p>
          </table:table-cell>
          <table:table-cell table:formula="of:=LEN([.D13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39]);-1)&gt;0;[.D138];IF(IFERROR(SEARCH([.A139];[.D138]);0)&gt;0;[.D138];CONCATENATE([.D138];[.A139])))" office:value-type="string" office:string-value="dyrlfibhpgeoctnsqavwkxzujm" calcext:value-type="string">
            <text:p>dyrlfibhpgeoctnsqavwkxzujm</text:p>
          </table:table-cell>
          <table:table-cell table:formula="of:=LEN([.D13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0]);-1)&gt;0;[.D139];IF(IFERROR(SEARCH([.A140];[.D139]);0)&gt;0;[.D139];CONCATENATE([.D139];[.A140])))" office:value-type="string" office:string-value="dyrlfibhpgeoctnsqavwkxzujm" calcext:value-type="string">
            <text:p>dyrlfibhpgeoctnsqavwkxzujm</text:p>
          </table:table-cell>
          <table:table-cell table:formula="of:=LEN([.D14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1]);-1)&gt;0;[.D140];IF(IFERROR(SEARCH([.A141];[.D140]);0)&gt;0;[.D140];CONCATENATE([.D140];[.A141])))" office:value-type="string" office:string-value="dyrlfibhpgeoctnsqavwkxzujm" calcext:value-type="string">
            <text:p>dyrlfibhpgeoctnsqavwkxzujm</text:p>
          </table:table-cell>
          <table:table-cell table:formula="of:=LEN([.D14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2]);-1)&gt;0;[.D141];IF(IFERROR(SEARCH([.A142];[.D141]);0)&gt;0;[.D141];CONCATENATE([.D141];[.A142])))" office:value-type="string" office:string-value="dyrlfibhpgeoctnsqavwkxzujm" calcext:value-type="string">
            <text:p>dyrlfibhpgeoctnsqavwkxzujm</text:p>
          </table:table-cell>
          <table:table-cell table:formula="of:=LEN([.D14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3]);-1)&gt;0;[.D142];IF(IFERROR(SEARCH([.A143];[.D142]);0)&gt;0;[.D142];CONCATENATE([.D142];[.A143])))" office:value-type="string" office:string-value="dyrlfibhpgeoctnsqavwkxzujm" calcext:value-type="string">
            <text:p>dyrlfibhpgeoctnsqavwkxzujm</text:p>
          </table:table-cell>
          <table:table-cell table:formula="of:=LEN([.D14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4]);-1)&gt;0;[.D143];IF(IFERROR(SEARCH([.A144];[.D143]);0)&gt;0;[.D143];CONCATENATE([.D143];[.A144])))" office:value-type="string" office:string-value="dyrlfibhpgeoctnsqavwkxzujm" calcext:value-type="string">
            <text:p>dyrlfibhpgeoctnsqavwkxzujm</text:p>
          </table:table-cell>
          <table:table-cell table:formula="of:=LEN([.D14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5]);-1)&gt;0;[.D144];IF(IFERROR(SEARCH([.A145];[.D144]);0)&gt;0;[.D144];CONCATENATE([.D144];[.A145])))" office:value-type="string" office:string-value="dyrlfibhpgeoctnsqavwkxzujm" calcext:value-type="string">
            <text:p>dyrlfibhpgeoctnsqavwkxzujm</text:p>
          </table:table-cell>
          <table:table-cell table:formula="of:=LEN([.D14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6]);-1)&gt;0;[.D145];IF(IFERROR(SEARCH([.A146];[.D145]);0)&gt;0;[.D145];CONCATENATE([.D145];[.A146])))" office:value-type="string" office:string-value="dyrlfibhpgeoctnsqavwkxzujm" calcext:value-type="string">
            <text:p>dyrlfibhpgeoctnsqavwkxzujm</text:p>
          </table:table-cell>
          <table:table-cell table:formula="of:=LEN([.D14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7]);-1)&gt;0;[.D146];IF(IFERROR(SEARCH([.A147];[.D146]);0)&gt;0;[.D146];CONCATENATE([.D146];[.A147])))" office:value-type="string" office:string-value="dyrlfibhpgeoctnsqavwkxzujm" calcext:value-type="string">
            <text:p>dyrlfibhpgeoctnsqavwkxzujm</text:p>
          </table:table-cell>
          <table:table-cell table:formula="of:=LEN([.D14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8]);-1)&gt;0;[.D147];IF(IFERROR(SEARCH([.A148];[.D147]);0)&gt;0;[.D147];CONCATENATE([.D147];[.A148])))" office:value-type="string" office:string-value="dyrlfibhpgeoctnsqavwkxzujm" calcext:value-type="string">
            <text:p>dyrlfibhpgeoctnsqavwkxzujm</text:p>
          </table:table-cell>
          <table:table-cell table:formula="of:=LEN([.D14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49]);-1)&gt;0;[.D148];IF(IFERROR(SEARCH([.A149];[.D148]);0)&gt;0;[.D148];CONCATENATE([.D148];[.A149])))" office:value-type="string" office:string-value="dyrlfibhpgeoctnsqavwkxzujm" calcext:value-type="string">
            <text:p>dyrlfibhpgeoctnsqavwkxzujm</text:p>
          </table:table-cell>
          <table:table-cell table:formula="of:=LEN([.D14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0]);-1)&gt;0;[.D149];IF(IFERROR(SEARCH([.A150];[.D149]);0)&gt;0;[.D149];CONCATENATE([.D149];[.A150])))" office:value-type="string" office:string-value="dyrlfibhpgeoctnsqavwkxzujm" calcext:value-type="string">
            <text:p>dyrlfibhpgeoctnsqavwkxzujm</text:p>
          </table:table-cell>
          <table:table-cell table:formula="of:=LEN([.D15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1]);-1)&gt;0;[.D150];IF(IFERROR(SEARCH([.A151];[.D150]);0)&gt;0;[.D150];CONCATENATE([.D150];[.A151])))" office:value-type="string" office:string-value="dyrlfibhpgeoctnsqavwkxzujm" calcext:value-type="string">
            <text:p>dyrlfibhpgeoctnsqavwkxzujm</text:p>
          </table:table-cell>
          <table:table-cell table:formula="of:=LEN([.D15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2]);-1)&gt;0;[.D151];IF(IFERROR(SEARCH([.A152];[.D151]);0)&gt;0;[.D151];CONCATENATE([.D151];[.A152])))" office:value-type="string" office:string-value="dyrlfibhpgeoctnsqavwkxzujm" calcext:value-type="string">
            <text:p>dyrlfibhpgeoctnsqavwkxzujm</text:p>
          </table:table-cell>
          <table:table-cell table:formula="of:=LEN([.D15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3]);-1)&gt;0;[.D152];IF(IFERROR(SEARCH([.A153];[.D152]);0)&gt;0;[.D152];CONCATENATE([.D152];[.A153])))" office:value-type="string" office:string-value="dyrlfibhpgeoctnsqavwkxzujm" calcext:value-type="string">
            <text:p>dyrlfibhpgeoctnsqavwkxzujm</text:p>
          </table:table-cell>
          <table:table-cell table:formula="of:=LEN([.D15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4]);-1)&gt;0;[.D153];IF(IFERROR(SEARCH([.A154];[.D153]);0)&gt;0;[.D153];CONCATENATE([.D153];[.A154])))" office:value-type="string" office:string-value="dyrlfibhpgeoctnsqavwkxzujm" calcext:value-type="string">
            <text:p>dyrlfibhpgeoctnsqavwkxzujm</text:p>
          </table:table-cell>
          <table:table-cell table:formula="of:=LEN([.D15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5]);-1)&gt;0;[.D154];IF(IFERROR(SEARCH([.A155];[.D154]);0)&gt;0;[.D154];CONCATENATE([.D154];[.A155])))" office:value-type="string" office:string-value="dyrlfibhpgeoctnsqavwkxzujm" calcext:value-type="string">
            <text:p>dyrlfibhpgeoctnsqavwkxzujm</text:p>
          </table:table-cell>
          <table:table-cell table:formula="of:=LEN([.D15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6]);-1)&gt;0;[.D155];IF(IFERROR(SEARCH([.A156];[.D155]);0)&gt;0;[.D155];CONCATENATE([.D155];[.A156])))" office:value-type="string" office:string-value="dyrlfibhpgeoctnsqavwkxzujm" calcext:value-type="string">
            <text:p>dyrlfibhpgeoctnsqavwkxzujm</text:p>
          </table:table-cell>
          <table:table-cell table:formula="of:=LEN([.D15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7]);-1)&gt;0;[.D156];IF(IFERROR(SEARCH([.A157];[.D156]);0)&gt;0;[.D156];CONCATENATE([.D156];[.A157])))" office:value-type="string" office:string-value="dyrlfibhpgeoctnsqavwkxzujm" calcext:value-type="string">
            <text:p>dyrlfibhpgeoctnsqavwkxzujm</text:p>
          </table:table-cell>
          <table:table-cell table:formula="of:=LEN([.D15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8]);-1)&gt;0;[.D157];IF(IFERROR(SEARCH([.A158];[.D157]);0)&gt;0;[.D157];CONCATENATE([.D157];[.A158])))" office:value-type="string" office:string-value="dyrlfibhpgeoctnsqavwkxzujm" calcext:value-type="string">
            <text:p>dyrlfibhpgeoctnsqavwkxzujm</text:p>
          </table:table-cell>
          <table:table-cell table:formula="of:=LEN([.D15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59]);-1)&gt;0;[.D158];IF(IFERROR(SEARCH([.A159];[.D158]);0)&gt;0;[.D158];CONCATENATE([.D158];[.A159])))" office:value-type="string" office:string-value="dyrlfibhpgeoctnsqavwkxzujm" calcext:value-type="string">
            <text:p>dyrlfibhpgeoctnsqavwkxzujm</text:p>
          </table:table-cell>
          <table:table-cell table:formula="of:=LEN([.D15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0]);-1)&gt;0;[.D159];IF(IFERROR(SEARCH([.A160];[.D159]);0)&gt;0;[.D159];CONCATENATE([.D159];[.A160])))" office:value-type="string" office:string-value="dyrlfibhpgeoctnsqavwkxzujm" calcext:value-type="string">
            <text:p>dyrlfibhpgeoctnsqavwkxzujm</text:p>
          </table:table-cell>
          <table:table-cell table:formula="of:=LEN([.D16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1]);-1)&gt;0;[.D160];IF(IFERROR(SEARCH([.A161];[.D160]);0)&gt;0;[.D160];CONCATENATE([.D160];[.A161])))" office:value-type="string" office:string-value="dyrlfibhpgeoctnsqavwkxzujm" calcext:value-type="string">
            <text:p>dyrlfibhpgeoctnsqavwkxzujm</text:p>
          </table:table-cell>
          <table:table-cell table:formula="of:=LEN([.D16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2]);-1)&gt;0;[.D161];IF(IFERROR(SEARCH([.A162];[.D161]);0)&gt;0;[.D161];CONCATENATE([.D161];[.A162])))" office:value-type="string" office:string-value="dyrlfibhpgeoctnsqavwkxzujm" calcext:value-type="string">
            <text:p>dyrlfibhpgeoctnsqavwkxzujm</text:p>
          </table:table-cell>
          <table:table-cell table:formula="of:=LEN([.D16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3]);-1)&gt;0;[.D162];IF(IFERROR(SEARCH([.A163];[.D162]);0)&gt;0;[.D162];CONCATENATE([.D162];[.A163])))" office:value-type="string" office:string-value="dyrlfibhpgeoctnsqavwkxzujm" calcext:value-type="string">
            <text:p>dyrlfibhpgeoctnsqavwkxzujm</text:p>
          </table:table-cell>
          <table:table-cell table:formula="of:=LEN([.D16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4]);-1)&gt;0;[.D163];IF(IFERROR(SEARCH([.A164];[.D163]);0)&gt;0;[.D163];CONCATENATE([.D163];[.A164])))" office:value-type="string" office:string-value="dyrlfibhpgeoctnsqavwkxzujm" calcext:value-type="string">
            <text:p>dyrlfibhpgeoctnsqavwkxzujm</text:p>
          </table:table-cell>
          <table:table-cell table:formula="of:=LEN([.D16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5]);-1)&gt;0;[.D164];IF(IFERROR(SEARCH([.A165];[.D164]);0)&gt;0;[.D164];CONCATENATE([.D164];[.A165])))" office:value-type="string" office:string-value="dyrlfibhpgeoctnsqavwkxzujm" calcext:value-type="string">
            <text:p>dyrlfibhpgeoctnsqavwkxzujm</text:p>
          </table:table-cell>
          <table:table-cell table:formula="of:=LEN([.D16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6]);-1)&gt;0;[.D165];IF(IFERROR(SEARCH([.A166];[.D165]);0)&gt;0;[.D165];CONCATENATE([.D165];[.A166])))" office:value-type="string" office:string-value="dyrlfibhpgeoctnsqavwkxzujm" calcext:value-type="string">
            <text:p>dyrlfibhpgeoctnsqavwkxzujm</text:p>
          </table:table-cell>
          <table:table-cell table:formula="of:=LEN([.D16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7]);-1)&gt;0;[.D166];IF(IFERROR(SEARCH([.A167];[.D166]);0)&gt;0;[.D166];CONCATENATE([.D166];[.A167])))" office:value-type="string" office:string-value="dyrlfibhpgeoctnsqavwkxzujm" calcext:value-type="string">
            <text:p>dyrlfibhpgeoctnsqavwkxzujm</text:p>
          </table:table-cell>
          <table:table-cell table:formula="of:=LEN([.D16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8]);-1)&gt;0;[.D167];IF(IFERROR(SEARCH([.A168];[.D167]);0)&gt;0;[.D167];CONCATENATE([.D167];[.A168])))" office:value-type="string" office:string-value="dyrlfibhpgeoctnsqavwkxzujm" calcext:value-type="string">
            <text:p>dyrlfibhpgeoctnsqavwkxzujm</text:p>
          </table:table-cell>
          <table:table-cell table:formula="of:=LEN([.D16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69]);-1)&gt;0;[.D168];IF(IFERROR(SEARCH([.A169];[.D168]);0)&gt;0;[.D168];CONCATENATE([.D168];[.A169])))" office:value-type="string" office:string-value="dyrlfibhpgeoctnsqavwkxzujm" calcext:value-type="string">
            <text:p>dyrlfibhpgeoctnsqavwkxzujm</text:p>
          </table:table-cell>
          <table:table-cell table:formula="of:=LEN([.D16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0]);-1)&gt;0;[.D169];IF(IFERROR(SEARCH([.A170];[.D169]);0)&gt;0;[.D169];CONCATENATE([.D169];[.A170])))" office:value-type="string" office:string-value="dyrlfibhpgeoctnsqavwkxzujm" calcext:value-type="string">
            <text:p>dyrlfibhpgeoctnsqavwkxzujm</text:p>
          </table:table-cell>
          <table:table-cell table:formula="of:=LEN([.D17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1]);-1)&gt;0;[.D170];IF(IFERROR(SEARCH([.A171];[.D170]);0)&gt;0;[.D170];CONCATENATE([.D170];[.A171])))" office:value-type="string" office:string-value="dyrlfibhpgeoctnsqavwkxzujm" calcext:value-type="string">
            <text:p>dyrlfibhpgeoctnsqavwkxzujm</text:p>
          </table:table-cell>
          <table:table-cell table:formula="of:=LEN([.D17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2]);-1)&gt;0;[.D171];IF(IFERROR(SEARCH([.A172];[.D171]);0)&gt;0;[.D171];CONCATENATE([.D171];[.A172])))" office:value-type="string" office:string-value="dyrlfibhpgeoctnsqavwkxzujm" calcext:value-type="string">
            <text:p>dyrlfibhpgeoctnsqavwkxzujm</text:p>
          </table:table-cell>
          <table:table-cell table:formula="of:=LEN([.D17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3]);-1)&gt;0;[.D172];IF(IFERROR(SEARCH([.A173];[.D172]);0)&gt;0;[.D172];CONCATENATE([.D172];[.A173])))" office:value-type="string" office:string-value="dyrlfibhpgeoctnsqavwkxzujm" calcext:value-type="string">
            <text:p>dyrlfibhpgeoctnsqavwkxzujm</text:p>
          </table:table-cell>
          <table:table-cell table:formula="of:=LEN([.D17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4]);-1)&gt;0;[.D173];IF(IFERROR(SEARCH([.A174];[.D173]);0)&gt;0;[.D173];CONCATENATE([.D173];[.A174])))" office:value-type="string" office:string-value="dyrlfibhpgeoctnsqavwkxzujm" calcext:value-type="string">
            <text:p>dyrlfibhpgeoctnsqavwkxzujm</text:p>
          </table:table-cell>
          <table:table-cell table:formula="of:=LEN([.D17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5]);-1)&gt;0;[.D174];IF(IFERROR(SEARCH([.A175];[.D174]);0)&gt;0;[.D174];CONCATENATE([.D174];[.A175])))" office:value-type="string" office:string-value="dyrlfibhpgeoctnsqavwkxzujm" calcext:value-type="string">
            <text:p>dyrlfibhpgeoctnsqavwkxzujm</text:p>
          </table:table-cell>
          <table:table-cell table:formula="of:=LEN([.D17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6]);-1)&gt;0;[.D175];IF(IFERROR(SEARCH([.A176];[.D175]);0)&gt;0;[.D175];CONCATENATE([.D175];[.A176])))" office:value-type="string" office:string-value="dyrlfibhpgeoctnsqavwkxzujm" calcext:value-type="string">
            <text:p>dyrlfibhpgeoctnsqavwkxzujm</text:p>
          </table:table-cell>
          <table:table-cell table:formula="of:=LEN([.D17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7]);-1)&gt;0;[.D176];IF(IFERROR(SEARCH([.A177];[.D176]);0)&gt;0;[.D176];CONCATENATE([.D176];[.A177])))" office:value-type="string" office:string-value="dyrlfibhpgeoctnsqavwkxzujm" calcext:value-type="string">
            <text:p>dyrlfibhpgeoctnsqavwkxzujm</text:p>
          </table:table-cell>
          <table:table-cell table:formula="of:=LEN([.D17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8]);-1)&gt;0;[.D177];IF(IFERROR(SEARCH([.A178];[.D177]);0)&gt;0;[.D177];CONCATENATE([.D177];[.A178])))" office:value-type="string" office:string-value="dyrlfibhpgeoctnsqavwkxzujm" calcext:value-type="string">
            <text:p>dyrlfibhpgeoctnsqavwkxzujm</text:p>
          </table:table-cell>
          <table:table-cell table:formula="of:=LEN([.D17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79]);-1)&gt;0;[.D178];IF(IFERROR(SEARCH([.A179];[.D178]);0)&gt;0;[.D178];CONCATENATE([.D178];[.A179])))" office:value-type="string" office:string-value="dyrlfibhpgeoctnsqavwkxzujm" calcext:value-type="string">
            <text:p>dyrlfibhpgeoctnsqavwkxzujm</text:p>
          </table:table-cell>
          <table:table-cell table:formula="of:=LEN([.D17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0]);-1)&gt;0;[.D179];IF(IFERROR(SEARCH([.A180];[.D179]);0)&gt;0;[.D179];CONCATENATE([.D179];[.A180])))" office:value-type="string" office:string-value="dyrlfibhpgeoctnsqavwkxzujm" calcext:value-type="string">
            <text:p>dyrlfibhpgeoctnsqavwkxzujm</text:p>
          </table:table-cell>
          <table:table-cell table:formula="of:=LEN([.D18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1]);-1)&gt;0;[.D180];IF(IFERROR(SEARCH([.A181];[.D180]);0)&gt;0;[.D180];CONCATENATE([.D180];[.A181])))" office:value-type="string" office:string-value="dyrlfibhpgeoctnsqavwkxzujm" calcext:value-type="string">
            <text:p>dyrlfibhpgeoctnsqavwkxzujm</text:p>
          </table:table-cell>
          <table:table-cell table:formula="of:=LEN([.D18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2]);-1)&gt;0;[.D181];IF(IFERROR(SEARCH([.A182];[.D181]);0)&gt;0;[.D181];CONCATENATE([.D181];[.A182])))" office:value-type="string" office:string-value="dyrlfibhpgeoctnsqavwkxzujm" calcext:value-type="string">
            <text:p>dyrlfibhpgeoctnsqavwkxzujm</text:p>
          </table:table-cell>
          <table:table-cell table:formula="of:=LEN([.D18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3]);-1)&gt;0;[.D182];IF(IFERROR(SEARCH([.A183];[.D182]);0)&gt;0;[.D182];CONCATENATE([.D182];[.A183])))" office:value-type="string" office:string-value="dyrlfibhpgeoctnsqavwkxzujm" calcext:value-type="string">
            <text:p>dyrlfibhpgeoctnsqavwkxzujm</text:p>
          </table:table-cell>
          <table:table-cell table:formula="of:=LEN([.D18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4]);-1)&gt;0;[.D183];IF(IFERROR(SEARCH([.A184];[.D183]);0)&gt;0;[.D183];CONCATENATE([.D183];[.A184])))" office:value-type="string" office:string-value="dyrlfibhpgeoctnsqavwkxzujm" calcext:value-type="string">
            <text:p>dyrlfibhpgeoctnsqavwkxzujm</text:p>
          </table:table-cell>
          <table:table-cell table:formula="of:=LEN([.D18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5]);-1)&gt;0;[.D184];IF(IFERROR(SEARCH([.A185];[.D184]);0)&gt;0;[.D184];CONCATENATE([.D184];[.A185])))" office:value-type="string" office:string-value="dyrlfibhpgeoctnsqavwkxzujm" calcext:value-type="string">
            <text:p>dyrlfibhpgeoctnsqavwkxzujm</text:p>
          </table:table-cell>
          <table:table-cell table:formula="of:=LEN([.D18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6]);-1)&gt;0;[.D185];IF(IFERROR(SEARCH([.A186];[.D185]);0)&gt;0;[.D185];CONCATENATE([.D185];[.A186])))" office:value-type="string" office:string-value="dyrlfibhpgeoctnsqavwkxzujm" calcext:value-type="string">
            <text:p>dyrlfibhpgeoctnsqavwkxzujm</text:p>
          </table:table-cell>
          <table:table-cell table:formula="of:=LEN([.D18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7]);-1)&gt;0;[.D186];IF(IFERROR(SEARCH([.A187];[.D186]);0)&gt;0;[.D186];CONCATENATE([.D186];[.A187])))" office:value-type="string" office:string-value="dyrlfibhpgeoctnsqavwkxzujm" calcext:value-type="string">
            <text:p>dyrlfibhpgeoctnsqavwkxzujm</text:p>
          </table:table-cell>
          <table:table-cell table:formula="of:=LEN([.D18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8]);-1)&gt;0;[.D187];IF(IFERROR(SEARCH([.A188];[.D187]);0)&gt;0;[.D187];CONCATENATE([.D187];[.A188])))" office:value-type="string" office:string-value="dyrlfibhpgeoctnsqavwkxzujm" calcext:value-type="string">
            <text:p>dyrlfibhpgeoctnsqavwkxzujm</text:p>
          </table:table-cell>
          <table:table-cell table:formula="of:=LEN([.D18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89]);-1)&gt;0;[.D188];IF(IFERROR(SEARCH([.A189];[.D188]);0)&gt;0;[.D188];CONCATENATE([.D188];[.A189])))" office:value-type="string" office:string-value="dyrlfibhpgeoctnsqavwkxzujm" calcext:value-type="string">
            <text:p>dyrlfibhpgeoctnsqavwkxzujm</text:p>
          </table:table-cell>
          <table:table-cell table:formula="of:=LEN([.D18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0]);-1)&gt;0;[.D189];IF(IFERROR(SEARCH([.A190];[.D189]);0)&gt;0;[.D189];CONCATENATE([.D189];[.A190])))" office:value-type="string" office:string-value="dyrlfibhpgeoctnsqavwkxzujm" calcext:value-type="string">
            <text:p>dyrlfibhpgeoctnsqavwkxzujm</text:p>
          </table:table-cell>
          <table:table-cell table:formula="of:=LEN([.D19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1]);-1)&gt;0;[.D190];IF(IFERROR(SEARCH([.A191];[.D190]);0)&gt;0;[.D190];CONCATENATE([.D190];[.A191])))" office:value-type="string" office:string-value="dyrlfibhpgeoctnsqavwkxzujm" calcext:value-type="string">
            <text:p>dyrlfibhpgeoctnsqavwkxzujm</text:p>
          </table:table-cell>
          <table:table-cell table:formula="of:=LEN([.D19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2]);-1)&gt;0;[.D191];IF(IFERROR(SEARCH([.A192];[.D191]);0)&gt;0;[.D191];CONCATENATE([.D191];[.A192])))" office:value-type="string" office:string-value="dyrlfibhpgeoctnsqavwkxzujm" calcext:value-type="string">
            <text:p>dyrlfibhpgeoctnsqavwkxzujm</text:p>
          </table:table-cell>
          <table:table-cell table:formula="of:=LEN([.D19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3]);-1)&gt;0;[.D192];IF(IFERROR(SEARCH([.A193];[.D192]);0)&gt;0;[.D192];CONCATENATE([.D192];[.A193])))" office:value-type="string" office:string-value="dyrlfibhpgeoctnsqavwkxzujm" calcext:value-type="string">
            <text:p>dyrlfibhpgeoctnsqavwkxzujm</text:p>
          </table:table-cell>
          <table:table-cell table:formula="of:=LEN([.D19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4]);-1)&gt;0;[.D193];IF(IFERROR(SEARCH([.A194];[.D193]);0)&gt;0;[.D193];CONCATENATE([.D193];[.A194])))" office:value-type="string" office:string-value="dyrlfibhpgeoctnsqavwkxzujm" calcext:value-type="string">
            <text:p>dyrlfibhpgeoctnsqavwkxzujm</text:p>
          </table:table-cell>
          <table:table-cell table:formula="of:=LEN([.D19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5]);-1)&gt;0;[.D194];IF(IFERROR(SEARCH([.A195];[.D194]);0)&gt;0;[.D194];CONCATENATE([.D194];[.A195])))" office:value-type="string" office:string-value="dyrlfibhpgeoctnsqavwkxzujm" calcext:value-type="string">
            <text:p>dyrlfibhpgeoctnsqavwkxzujm</text:p>
          </table:table-cell>
          <table:table-cell table:formula="of:=LEN([.D19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6]);-1)&gt;0;[.D195];IF(IFERROR(SEARCH([.A196];[.D195]);0)&gt;0;[.D195];CONCATENATE([.D195];[.A196])))" office:value-type="string" office:string-value="dyrlfibhpgeoctnsqavwkxzujm" calcext:value-type="string">
            <text:p>dyrlfibhpgeoctnsqavwkxzujm</text:p>
          </table:table-cell>
          <table:table-cell table:formula="of:=LEN([.D19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7]);-1)&gt;0;[.D196];IF(IFERROR(SEARCH([.A197];[.D196]);0)&gt;0;[.D196];CONCATENATE([.D196];[.A197])))" office:value-type="string" office:string-value="dyrlfibhpgeoctnsqavwkxzujm" calcext:value-type="string">
            <text:p>dyrlfibhpgeoctnsqavwkxzujm</text:p>
          </table:table-cell>
          <table:table-cell table:formula="of:=LEN([.D19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8]);-1)&gt;0;[.D197];IF(IFERROR(SEARCH([.A198];[.D197]);0)&gt;0;[.D197];CONCATENATE([.D197];[.A198])))" office:value-type="string" office:string-value="dyrlfibhpgeoctnsqavwkxzujm" calcext:value-type="string">
            <text:p>dyrlfibhpgeoctnsqavwkxzujm</text:p>
          </table:table-cell>
          <table:table-cell table:formula="of:=LEN([.D19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199]);-1)&gt;0;[.D198];IF(IFERROR(SEARCH([.A199];[.D198]);0)&gt;0;[.D198];CONCATENATE([.D198];[.A199])))" office:value-type="string" office:string-value="dyrlfibhpgeoctnsqavwkxzujm" calcext:value-type="string">
            <text:p>dyrlfibhpgeoctnsqavwkxzujm</text:p>
          </table:table-cell>
          <table:table-cell table:formula="of:=LEN([.D19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0]);-1)&gt;0;[.D199];IF(IFERROR(SEARCH([.A200];[.D199]);0)&gt;0;[.D199];CONCATENATE([.D199];[.A200])))" office:value-type="string" office:string-value="dyrlfibhpgeoctnsqavwkxzujm" calcext:value-type="string">
            <text:p>dyrlfibhpgeoctnsqavwkxzujm</text:p>
          </table:table-cell>
          <table:table-cell table:formula="of:=LEN([.D20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1]);-1)&gt;0;[.D200];IF(IFERROR(SEARCH([.A201];[.D200]);0)&gt;0;[.D200];CONCATENATE([.D200];[.A201])))" office:value-type="string" office:string-value="dyrlfibhpgeoctnsqavwkxzujm" calcext:value-type="string">
            <text:p>dyrlfibhpgeoctnsqavwkxzujm</text:p>
          </table:table-cell>
          <table:table-cell table:formula="of:=LEN([.D20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2]);-1)&gt;0;[.D201];IF(IFERROR(SEARCH([.A202];[.D201]);0)&gt;0;[.D201];CONCATENATE([.D201];[.A202])))" office:value-type="string" office:string-value="dyrlfibhpgeoctnsqavwkxzujm" calcext:value-type="string">
            <text:p>dyrlfibhpgeoctnsqavwkxzujm</text:p>
          </table:table-cell>
          <table:table-cell table:formula="of:=LEN([.D20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3]);-1)&gt;0;[.D202];IF(IFERROR(SEARCH([.A203];[.D202]);0)&gt;0;[.D202];CONCATENATE([.D202];[.A203])))" office:value-type="string" office:string-value="dyrlfibhpgeoctnsqavwkxzujm" calcext:value-type="string">
            <text:p>dyrlfibhpgeoctnsqavwkxzujm</text:p>
          </table:table-cell>
          <table:table-cell table:formula="of:=LEN([.D20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4]);-1)&gt;0;[.D203];IF(IFERROR(SEARCH([.A204];[.D203]);0)&gt;0;[.D203];CONCATENATE([.D203];[.A204])))" office:value-type="string" office:string-value="dyrlfibhpgeoctnsqavwkxzujm" calcext:value-type="string">
            <text:p>dyrlfibhpgeoctnsqavwkxzujm</text:p>
          </table:table-cell>
          <table:table-cell table:formula="of:=LEN([.D20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5]);-1)&gt;0;[.D204];IF(IFERROR(SEARCH([.A205];[.D204]);0)&gt;0;[.D204];CONCATENATE([.D204];[.A205])))" office:value-type="string" office:string-value="dyrlfibhpgeoctnsqavwkxzujm" calcext:value-type="string">
            <text:p>dyrlfibhpgeoctnsqavwkxzujm</text:p>
          </table:table-cell>
          <table:table-cell table:formula="of:=LEN([.D20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6]);-1)&gt;0;[.D205];IF(IFERROR(SEARCH([.A206];[.D205]);0)&gt;0;[.D205];CONCATENATE([.D205];[.A206])))" office:value-type="string" office:string-value="dyrlfibhpgeoctnsqavwkxzujm" calcext:value-type="string">
            <text:p>dyrlfibhpgeoctnsqavwkxzujm</text:p>
          </table:table-cell>
          <table:table-cell table:formula="of:=LEN([.D20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7]);-1)&gt;0;[.D206];IF(IFERROR(SEARCH([.A207];[.D206]);0)&gt;0;[.D206];CONCATENATE([.D206];[.A207])))" office:value-type="string" office:string-value="dyrlfibhpgeoctnsqavwkxzujm" calcext:value-type="string">
            <text:p>dyrlfibhpgeoctnsqavwkxzujm</text:p>
          </table:table-cell>
          <table:table-cell table:formula="of:=LEN([.D20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8]);-1)&gt;0;[.D207];IF(IFERROR(SEARCH([.A208];[.D207]);0)&gt;0;[.D207];CONCATENATE([.D207];[.A208])))" office:value-type="string" office:string-value="dyrlfibhpgeoctnsqavwkxzujm" calcext:value-type="string">
            <text:p>dyrlfibhpgeoctnsqavwkxzujm</text:p>
          </table:table-cell>
          <table:table-cell table:formula="of:=LEN([.D20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09]);-1)&gt;0;[.D208];IF(IFERROR(SEARCH([.A209];[.D208]);0)&gt;0;[.D208];CONCATENATE([.D208];[.A209])))" office:value-type="string" office:string-value="dyrlfibhpgeoctnsqavwkxzujm" calcext:value-type="string">
            <text:p>dyrlfibhpgeoctnsqavwkxzujm</text:p>
          </table:table-cell>
          <table:table-cell table:formula="of:=LEN([.D20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0]);-1)&gt;0;[.D209];IF(IFERROR(SEARCH([.A210];[.D209]);0)&gt;0;[.D209];CONCATENATE([.D209];[.A210])))" office:value-type="string" office:string-value="dyrlfibhpgeoctnsqavwkxzujm" calcext:value-type="string">
            <text:p>dyrlfibhpgeoctnsqavwkxzujm</text:p>
          </table:table-cell>
          <table:table-cell table:formula="of:=LEN([.D21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1]);-1)&gt;0;[.D210];IF(IFERROR(SEARCH([.A211];[.D210]);0)&gt;0;[.D210];CONCATENATE([.D210];[.A211])))" office:value-type="string" office:string-value="dyrlfibhpgeoctnsqavwkxzujm" calcext:value-type="string">
            <text:p>dyrlfibhpgeoctnsqavwkxzujm</text:p>
          </table:table-cell>
          <table:table-cell table:formula="of:=LEN([.D21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2]);-1)&gt;0;[.D211];IF(IFERROR(SEARCH([.A212];[.D211]);0)&gt;0;[.D211];CONCATENATE([.D211];[.A212])))" office:value-type="string" office:string-value="dyrlfibhpgeoctnsqavwkxzujm" calcext:value-type="string">
            <text:p>dyrlfibhpgeoctnsqavwkxzujm</text:p>
          </table:table-cell>
          <table:table-cell table:formula="of:=LEN([.D21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3]);-1)&gt;0;[.D212];IF(IFERROR(SEARCH([.A213];[.D212]);0)&gt;0;[.D212];CONCATENATE([.D212];[.A213])))" office:value-type="string" office:string-value="dyrlfibhpgeoctnsqavwkxzujm" calcext:value-type="string">
            <text:p>dyrlfibhpgeoctnsqavwkxzujm</text:p>
          </table:table-cell>
          <table:table-cell table:formula="of:=LEN([.D21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4]);-1)&gt;0;[.D213];IF(IFERROR(SEARCH([.A214];[.D213]);0)&gt;0;[.D213];CONCATENATE([.D213];[.A214])))" office:value-type="string" office:string-value="dyrlfibhpgeoctnsqavwkxzujm" calcext:value-type="string">
            <text:p>dyrlfibhpgeoctnsqavwkxzujm</text:p>
          </table:table-cell>
          <table:table-cell table:formula="of:=LEN([.D21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5]);-1)&gt;0;[.D214];IF(IFERROR(SEARCH([.A215];[.D214]);0)&gt;0;[.D214];CONCATENATE([.D214];[.A215])))" office:value-type="string" office:string-value="dyrlfibhpgeoctnsqavwkxzujm" calcext:value-type="string">
            <text:p>dyrlfibhpgeoctnsqavwkxzujm</text:p>
          </table:table-cell>
          <table:table-cell table:formula="of:=LEN([.D21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6]);-1)&gt;0;[.D215];IF(IFERROR(SEARCH([.A216];[.D215]);0)&gt;0;[.D215];CONCATENATE([.D215];[.A216])))" office:value-type="string" office:string-value="dyrlfibhpgeoctnsqavwkxzujm" calcext:value-type="string">
            <text:p>dyrlfibhpgeoctnsqavwkxzujm</text:p>
          </table:table-cell>
          <table:table-cell table:formula="of:=LEN([.D21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7]);-1)&gt;0;[.D216];IF(IFERROR(SEARCH([.A217];[.D216]);0)&gt;0;[.D216];CONCATENATE([.D216];[.A217])))" office:value-type="string" office:string-value="dyrlfibhpgeoctnsqavwkxzujm" calcext:value-type="string">
            <text:p>dyrlfibhpgeoctnsqavwkxzujm</text:p>
          </table:table-cell>
          <table:table-cell table:formula="of:=LEN([.D21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8]);-1)&gt;0;[.D217];IF(IFERROR(SEARCH([.A218];[.D217]);0)&gt;0;[.D217];CONCATENATE([.D217];[.A218])))" office:value-type="string" office:string-value="dyrlfibhpgeoctnsqavwkxzujm" calcext:value-type="string">
            <text:p>dyrlfibhpgeoctnsqavwkxzujm</text:p>
          </table:table-cell>
          <table:table-cell table:formula="of:=LEN([.D21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19]);-1)&gt;0;[.D218];IF(IFERROR(SEARCH([.A219];[.D218]);0)&gt;0;[.D218];CONCATENATE([.D218];[.A219])))" office:value-type="string" office:string-value="dyrlfibhpgeoctnsqavwkxzujm" calcext:value-type="string">
            <text:p>dyrlfibhpgeoctnsqavwkxzujm</text:p>
          </table:table-cell>
          <table:table-cell table:formula="of:=LEN([.D21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0]);-1)&gt;0;[.D219];IF(IFERROR(SEARCH([.A220];[.D219]);0)&gt;0;[.D219];CONCATENATE([.D219];[.A220])))" office:value-type="string" office:string-value="dyrlfibhpgeoctnsqavwkxzujm" calcext:value-type="string">
            <text:p>dyrlfibhpgeoctnsqavwkxzujm</text:p>
          </table:table-cell>
          <table:table-cell table:formula="of:=LEN([.D22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1]);-1)&gt;0;[.D220];IF(IFERROR(SEARCH([.A221];[.D220]);0)&gt;0;[.D220];CONCATENATE([.D220];[.A221])))" office:value-type="string" office:string-value="dyrlfibhpgeoctnsqavwkxzujm" calcext:value-type="string">
            <text:p>dyrlfibhpgeoctnsqavwkxzujm</text:p>
          </table:table-cell>
          <table:table-cell table:formula="of:=LEN([.D22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2]);-1)&gt;0;[.D221];IF(IFERROR(SEARCH([.A222];[.D221]);0)&gt;0;[.D221];CONCATENATE([.D221];[.A222])))" office:value-type="string" office:string-value="dyrlfibhpgeoctnsqavwkxzujm" calcext:value-type="string">
            <text:p>dyrlfibhpgeoctnsqavwkxzujm</text:p>
          </table:table-cell>
          <table:table-cell table:formula="of:=LEN([.D22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3]);-1)&gt;0;[.D222];IF(IFERROR(SEARCH([.A223];[.D222]);0)&gt;0;[.D222];CONCATENATE([.D222];[.A223])))" office:value-type="string" office:string-value="dyrlfibhpgeoctnsqavwkxzujm" calcext:value-type="string">
            <text:p>dyrlfibhpgeoctnsqavwkxzujm</text:p>
          </table:table-cell>
          <table:table-cell table:formula="of:=LEN([.D22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4]);-1)&gt;0;[.D223];IF(IFERROR(SEARCH([.A224];[.D223]);0)&gt;0;[.D223];CONCATENATE([.D223];[.A224])))" office:value-type="string" office:string-value="dyrlfibhpgeoctnsqavwkxzujm" calcext:value-type="string">
            <text:p>dyrlfibhpgeoctnsqavwkxzujm</text:p>
          </table:table-cell>
          <table:table-cell table:formula="of:=LEN([.D22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5]);-1)&gt;0;[.D224];IF(IFERROR(SEARCH([.A225];[.D224]);0)&gt;0;[.D224];CONCATENATE([.D224];[.A225])))" office:value-type="string" office:string-value="dyrlfibhpgeoctnsqavwkxzujm" calcext:value-type="string">
            <text:p>dyrlfibhpgeoctnsqavwkxzujm</text:p>
          </table:table-cell>
          <table:table-cell table:formula="of:=LEN([.D22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6]);-1)&gt;0;[.D225];IF(IFERROR(SEARCH([.A226];[.D225]);0)&gt;0;[.D225];CONCATENATE([.D225];[.A226])))" office:value-type="string" office:string-value="dyrlfibhpgeoctnsqavwkxzujm" calcext:value-type="string">
            <text:p>dyrlfibhpgeoctnsqavwkxzujm</text:p>
          </table:table-cell>
          <table:table-cell table:formula="of:=LEN([.D22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7]);-1)&gt;0;[.D226];IF(IFERROR(SEARCH([.A227];[.D226]);0)&gt;0;[.D226];CONCATENATE([.D226];[.A227])))" office:value-type="string" office:string-value="dyrlfibhpgeoctnsqavwkxzujm" calcext:value-type="string">
            <text:p>dyrlfibhpgeoctnsqavwkxzujm</text:p>
          </table:table-cell>
          <table:table-cell table:formula="of:=LEN([.D22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8]);-1)&gt;0;[.D227];IF(IFERROR(SEARCH([.A228];[.D227]);0)&gt;0;[.D227];CONCATENATE([.D227];[.A228])))" office:value-type="string" office:string-value="dyrlfibhpgeoctnsqavwkxzujm" calcext:value-type="string">
            <text:p>dyrlfibhpgeoctnsqavwkxzujm</text:p>
          </table:table-cell>
          <table:table-cell table:formula="of:=LEN([.D22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29]);-1)&gt;0;[.D228];IF(IFERROR(SEARCH([.A229];[.D228]);0)&gt;0;[.D228];CONCATENATE([.D228];[.A229])))" office:value-type="string" office:string-value="dyrlfibhpgeoctnsqavwkxzujm" calcext:value-type="string">
            <text:p>dyrlfibhpgeoctnsqavwkxzujm</text:p>
          </table:table-cell>
          <table:table-cell table:formula="of:=LEN([.D22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0]);-1)&gt;0;[.D229];IF(IFERROR(SEARCH([.A230];[.D229]);0)&gt;0;[.D229];CONCATENATE([.D229];[.A230])))" office:value-type="string" office:string-value="dyrlfibhpgeoctnsqavwkxzujm" calcext:value-type="string">
            <text:p>dyrlfibhpgeoctnsqavwkxzujm</text:p>
          </table:table-cell>
          <table:table-cell table:formula="of:=LEN([.D23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1]);-1)&gt;0;[.D230];IF(IFERROR(SEARCH([.A231];[.D230]);0)&gt;0;[.D230];CONCATENATE([.D230];[.A231])))" office:value-type="string" office:string-value="dyrlfibhpgeoctnsqavwkxzujm" calcext:value-type="string">
            <text:p>dyrlfibhpgeoctnsqavwkxzujm</text:p>
          </table:table-cell>
          <table:table-cell table:formula="of:=LEN([.D23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2]);-1)&gt;0;[.D231];IF(IFERROR(SEARCH([.A232];[.D231]);0)&gt;0;[.D231];CONCATENATE([.D231];[.A232])))" office:value-type="string" office:string-value="dyrlfibhpgeoctnsqavwkxzujm" calcext:value-type="string">
            <text:p>dyrlfibhpgeoctnsqavwkxzujm</text:p>
          </table:table-cell>
          <table:table-cell table:formula="of:=LEN([.D23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3]);-1)&gt;0;[.D232];IF(IFERROR(SEARCH([.A233];[.D232]);0)&gt;0;[.D232];CONCATENATE([.D232];[.A233])))" office:value-type="string" office:string-value="dyrlfibhpgeoctnsqavwkxzujm" calcext:value-type="string">
            <text:p>dyrlfibhpgeoctnsqavwkxzujm</text:p>
          </table:table-cell>
          <table:table-cell table:formula="of:=LEN([.D23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4]);-1)&gt;0;[.D233];IF(IFERROR(SEARCH([.A234];[.D233]);0)&gt;0;[.D233];CONCATENATE([.D233];[.A234])))" office:value-type="string" office:string-value="dyrlfibhpgeoctnsqavwkxzujm" calcext:value-type="string">
            <text:p>dyrlfibhpgeoctnsqavwkxzujm</text:p>
          </table:table-cell>
          <table:table-cell table:formula="of:=LEN([.D23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5]);-1)&gt;0;[.D234];IF(IFERROR(SEARCH([.A235];[.D234]);0)&gt;0;[.D234];CONCATENATE([.D234];[.A235])))" office:value-type="string" office:string-value="dyrlfibhpgeoctnsqavwkxzujm" calcext:value-type="string">
            <text:p>dyrlfibhpgeoctnsqavwkxzujm</text:p>
          </table:table-cell>
          <table:table-cell table:formula="of:=LEN([.D23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6]);-1)&gt;0;[.D235];IF(IFERROR(SEARCH([.A236];[.D235]);0)&gt;0;[.D235];CONCATENATE([.D235];[.A236])))" office:value-type="string" office:string-value="dyrlfibhpgeoctnsqavwkxzujm" calcext:value-type="string">
            <text:p>dyrlfibhpgeoctnsqavwkxzujm</text:p>
          </table:table-cell>
          <table:table-cell table:formula="of:=LEN([.D23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7]);-1)&gt;0;[.D236];IF(IFERROR(SEARCH([.A237];[.D236]);0)&gt;0;[.D236];CONCATENATE([.D236];[.A237])))" office:value-type="string" office:string-value="dyrlfibhpgeoctnsqavwkxzujm" calcext:value-type="string">
            <text:p>dyrlfibhpgeoctnsqavwkxzujm</text:p>
          </table:table-cell>
          <table:table-cell table:formula="of:=LEN([.D23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8]);-1)&gt;0;[.D237];IF(IFERROR(SEARCH([.A238];[.D237]);0)&gt;0;[.D237];CONCATENATE([.D237];[.A238])))" office:value-type="string" office:string-value="dyrlfibhpgeoctnsqavwkxzujm" calcext:value-type="string">
            <text:p>dyrlfibhpgeoctnsqavwkxzujm</text:p>
          </table:table-cell>
          <table:table-cell table:formula="of:=LEN([.D23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39]);-1)&gt;0;[.D238];IF(IFERROR(SEARCH([.A239];[.D238]);0)&gt;0;[.D238];CONCATENATE([.D238];[.A239])))" office:value-type="string" office:string-value="dyrlfibhpgeoctnsqavwkxzujm" calcext:value-type="string">
            <text:p>dyrlfibhpgeoctnsqavwkxzujm</text:p>
          </table:table-cell>
          <table:table-cell table:formula="of:=LEN([.D23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0]);-1)&gt;0;[.D239];IF(IFERROR(SEARCH([.A240];[.D239]);0)&gt;0;[.D239];CONCATENATE([.D239];[.A240])))" office:value-type="string" office:string-value="dyrlfibhpgeoctnsqavwkxzujm" calcext:value-type="string">
            <text:p>dyrlfibhpgeoctnsqavwkxzujm</text:p>
          </table:table-cell>
          <table:table-cell table:formula="of:=LEN([.D24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1]);-1)&gt;0;[.D240];IF(IFERROR(SEARCH([.A241];[.D240]);0)&gt;0;[.D240];CONCATENATE([.D240];[.A241])))" office:value-type="string" office:string-value="dyrlfibhpgeoctnsqavwkxzujm" calcext:value-type="string">
            <text:p>dyrlfibhpgeoctnsqavwkxzujm</text:p>
          </table:table-cell>
          <table:table-cell table:formula="of:=LEN([.D24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2]);-1)&gt;0;[.D241];IF(IFERROR(SEARCH([.A242];[.D241]);0)&gt;0;[.D241];CONCATENATE([.D241];[.A242])))" office:value-type="string" office:string-value="dyrlfibhpgeoctnsqavwkxzujm" calcext:value-type="string">
            <text:p>dyrlfibhpgeoctnsqavwkxzujm</text:p>
          </table:table-cell>
          <table:table-cell table:formula="of:=LEN([.D24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3]);-1)&gt;0;[.D242];IF(IFERROR(SEARCH([.A243];[.D242]);0)&gt;0;[.D242];CONCATENATE([.D242];[.A243])))" office:value-type="string" office:string-value="dyrlfibhpgeoctnsqavwkxzujm" calcext:value-type="string">
            <text:p>dyrlfibhpgeoctnsqavwkxzujm</text:p>
          </table:table-cell>
          <table:table-cell table:formula="of:=LEN([.D24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4]);-1)&gt;0;[.D243];IF(IFERROR(SEARCH([.A244];[.D243]);0)&gt;0;[.D243];CONCATENATE([.D243];[.A244])))" office:value-type="string" office:string-value="dyrlfibhpgeoctnsqavwkxzujm" calcext:value-type="string">
            <text:p>dyrlfibhpgeoctnsqavwkxzujm</text:p>
          </table:table-cell>
          <table:table-cell table:formula="of:=LEN([.D24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5]);-1)&gt;0;[.D244];IF(IFERROR(SEARCH([.A245];[.D244]);0)&gt;0;[.D244];CONCATENATE([.D244];[.A245])))" office:value-type="string" office:string-value="dyrlfibhpgeoctnsqavwkxzujm" calcext:value-type="string">
            <text:p>dyrlfibhpgeoctnsqavwkxzujm</text:p>
          </table:table-cell>
          <table:table-cell table:formula="of:=LEN([.D24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6]);-1)&gt;0;[.D245];IF(IFERROR(SEARCH([.A246];[.D245]);0)&gt;0;[.D245];CONCATENATE([.D245];[.A246])))" office:value-type="string" office:string-value="dyrlfibhpgeoctnsqavwkxzujm" calcext:value-type="string">
            <text:p>dyrlfibhpgeoctnsqavwkxzujm</text:p>
          </table:table-cell>
          <table:table-cell table:formula="of:=LEN([.D246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7]);-1)&gt;0;[.D246];IF(IFERROR(SEARCH([.A247];[.D246]);0)&gt;0;[.D246];CONCATENATE([.D246];[.A247])))" office:value-type="string" office:string-value="dyrlfibhpgeoctnsqavwkxzujm" calcext:value-type="string">
            <text:p>dyrlfibhpgeoctnsqavwkxzujm</text:p>
          </table:table-cell>
          <table:table-cell table:formula="of:=LEN([.D247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8]);-1)&gt;0;[.D247];IF(IFERROR(SEARCH([.A248];[.D247]);0)&gt;0;[.D247];CONCATENATE([.D247];[.A248])))" office:value-type="string" office:string-value="dyrlfibhpgeoctnsqavwkxzujm" calcext:value-type="string">
            <text:p>dyrlfibhpgeoctnsqavwkxzujm</text:p>
          </table:table-cell>
          <table:table-cell table:formula="of:=LEN([.D248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49]);-1)&gt;0;[.D248];IF(IFERROR(SEARCH([.A249];[.D248]);0)&gt;0;[.D248];CONCATENATE([.D248];[.A249])))" office:value-type="string" office:string-value="dyrlfibhpgeoctnsqavwkxzujm" calcext:value-type="string">
            <text:p>dyrlfibhpgeoctnsqavwkxzujm</text:p>
          </table:table-cell>
          <table:table-cell table:formula="of:=LEN([.D249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0]);-1)&gt;0;[.D249];IF(IFERROR(SEARCH([.A250];[.D249]);0)&gt;0;[.D249];CONCATENATE([.D249];[.A250])))" office:value-type="string" office:string-value="dyrlfibhpgeoctnsqavwkxzujm" calcext:value-type="string">
            <text:p>dyrlfibhpgeoctnsqavwkxzujm</text:p>
          </table:table-cell>
          <table:table-cell table:formula="of:=LEN([.D250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1]);-1)&gt;0;[.D250];IF(IFERROR(SEARCH([.A251];[.D250]);0)&gt;0;[.D250];CONCATENATE([.D250];[.A251])))" office:value-type="string" office:string-value="dyrlfibhpgeoctnsqavwkxzujm" calcext:value-type="string">
            <text:p>dyrlfibhpgeoctnsqavwkxzujm</text:p>
          </table:table-cell>
          <table:table-cell table:formula="of:=LEN([.D251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2]);-1)&gt;0;[.D251];IF(IFERROR(SEARCH([.A252];[.D251]);0)&gt;0;[.D251];CONCATENATE([.D251];[.A252])))" office:value-type="string" office:string-value="dyrlfibhpgeoctnsqavwkxzujm" calcext:value-type="string">
            <text:p>dyrlfibhpgeoctnsqavwkxzujm</text:p>
          </table:table-cell>
          <table:table-cell table:formula="of:=LEN([.D252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3]);-1)&gt;0;[.D252];IF(IFERROR(SEARCH([.A253];[.D252]);0)&gt;0;[.D252];CONCATENATE([.D252];[.A253])))" office:value-type="string" office:string-value="dyrlfibhpgeoctnsqavwkxzujm" calcext:value-type="string">
            <text:p>dyrlfibhpgeoctnsqavwkxzujm</text:p>
          </table:table-cell>
          <table:table-cell table:formula="of:=LEN([.D253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4]);-1)&gt;0;[.D253];IF(IFERROR(SEARCH([.A254];[.D253]);0)&gt;0;[.D253];CONCATENATE([.D253];[.A254])))" office:value-type="string" office:string-value="dyrlfibhpgeoctnsqavwkxzujm" calcext:value-type="string">
            <text:p>dyrlfibhpgeoctnsqavwkxzujm</text:p>
          </table:table-cell>
          <table:table-cell table:formula="of:=LEN([.D254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5]);-1)&gt;0;[.D254];IF(IFERROR(SEARCH([.A255];[.D254]);0)&gt;0;[.D254];CONCATENATE([.D254];[.A255])))" office:value-type="string" office:string-value="dyrlfibhpgeoctnsqavwkxzujm" calcext:value-type="string">
            <text:p>dyrlfibhpgeoctnsqavwkxzujm</text:p>
          </table:table-cell>
          <table:table-cell table:formula="of:=LEN([.D255]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formula="of:=IF(IFERROR(NUMBERVALUE([.A256]);-1)&gt;0;[.D255];IF(IFERROR(SEARCH([.A256];[.D255]);0)&gt;0;[.D255];CONCATENATE([.D255];[.A256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57]);-1)&gt;0;[.D256];IF(IFERROR(SEARCH([.A257];[.D256]);0)&gt;0;[.D256];CONCATENATE([.D256];[.A257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58]);-1)&gt;0;[.D257];IF(IFERROR(SEARCH([.A258];[.D257]);0)&gt;0;[.D257];CONCATENATE([.D257];[.A258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59]);-1)&gt;0;[.D258];IF(IFERROR(SEARCH([.A259];[.D258]);0)&gt;0;[.D258];CONCATENATE([.D258];[.A259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0]);-1)&gt;0;[.D259];IF(IFERROR(SEARCH([.A260];[.D259]);0)&gt;0;[.D259];CONCATENATE([.D259];[.A260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1]);-1)&gt;0;[.D260];IF(IFERROR(SEARCH([.A261];[.D260]);0)&gt;0;[.D260];CONCATENATE([.D260];[.A261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2]);-1)&gt;0;[.D261];IF(IFERROR(SEARCH([.A262];[.D261]);0)&gt;0;[.D261];CONCATENATE([.D261];[.A262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3]);-1)&gt;0;[.D262];IF(IFERROR(SEARCH([.A263];[.D262]);0)&gt;0;[.D262];CONCATENATE([.D262];[.A263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4]);-1)&gt;0;[.D263];IF(IFERROR(SEARCH([.A264];[.D263]);0)&gt;0;[.D263];CONCATENATE([.D263];[.A264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5]);-1)&gt;0;[.D264];IF(IFERROR(SEARCH([.A265];[.D264]);0)&gt;0;[.D264];CONCATENATE([.D264];[.A265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6]);-1)&gt;0;[.D265];IF(IFERROR(SEARCH([.A266];[.D265]);0)&gt;0;[.D265];CONCATENATE([.D265];[.A266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7]);-1)&gt;0;[.D266];IF(IFERROR(SEARCH([.A267];[.D266]);0)&gt;0;[.D266];CONCATENATE([.D266];[.A267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8]);-1)&gt;0;[.D267];IF(IFERROR(SEARCH([.A268];[.D267]);0)&gt;0;[.D267];CONCATENATE([.D267];[.A268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69]);-1)&gt;0;[.D268];IF(IFERROR(SEARCH([.A269];[.D268]);0)&gt;0;[.D268];CONCATENATE([.D268];[.A269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70]);-1)&gt;0;[.D269];IF(IFERROR(SEARCH([.A270];[.D269]);0)&gt;0;[.D269];CONCATENATE([.D269];[.A270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71]);-1)&gt;0;[.D270];IF(IFERROR(SEARCH([.A271];[.D270]);0)&gt;0;[.D270];CONCATENATE([.D270];[.A271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IF(IFERROR(NUMBERVALUE([.A272]);-1)&gt;0;[.D271];IF(IFERROR(SEARCH([.A272];[.D271]);0)&gt;0;[.D271];CONCATENATE([.D271];[.A272])))" office:value-type="string" office:string-value="dyrlfibhpgeoctnsqavwkxzujm" calcext:value-type="string">
            <text:p>dyrlfibhpgeoctnsqavwkxzuj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1:19:57.685894781</meta:creation-date>
    <dc:date>2019-12-19T18:44:09.100689713</dc:date>
    <meta:editing-duration>PT22H14M3S</meta:editing-duration>
    <meta:editing-cycles>1</meta:editing-cycles>
    <meta:document-statistic meta:table-count="1" meta:cell-count="688" meta:object-count="0"/>
    <meta:generator>LibreOffice/5.0.5.2$MacOSX_X86_64 LibreOffice_project/55b006a02d247b5f7215fc6ea0fde844b30035b3</meta:generator>
  </office:meta>
</office:document-meta>
</file>